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F000000DFBD82067F.svm" manifest:media-type=""/>
  <manifest:file-entry manifest:full-path="Object 1/Pictures/2000000D000000DF000000DFFF3E037A.svm" manifest:media-type=""/>
  <manifest:file-entry manifest:full-path="Object 1/Pictures/2000000D000000DF000000DF44218A7B.svm" manifest:media-type=""/>
  <manifest:file-entry manifest:full-path="Object 1/Pictures/2000000D000000DF000000DF69423663.svm" manifest:media-type=""/>
  <manifest:file-entry manifest:full-path="Object 1/Pictures/2000000D000000DF000000DFEC1383F6.svm" manifest:media-type=""/>
  <manifest:file-entry manifest:full-path="Object 1/Pictures/2000000D000000DF000000DF9891131A.svm" manifest:media-type=""/>
  <manifest:file-entry manifest:full-path="Object 1/Pictures/2000000D000000DF000000DFD0C020AA.svm" manifest:media-type=""/>
  <manifest:file-entry manifest:full-path="Object 1/Pictures/2000000D000000DF000000DF1D5E7D36.svm" manifest:media-type=""/>
  <manifest:file-entry manifest:full-path="Object 1/Pictures/2000000D000000DF000000DF9D049252.svm" manifest:media-type=""/>
  <manifest:file-entry manifest:full-path="Object 1/Pictures/2000000D000000DF000000DF27F3E94D.svm" manifest:media-type=""/>
  <manifest:file-entry manifest:full-path="Object 1/Pictures/2000000D000000DF000000DF8B8DB206.svm" manifest:media-type=""/>
  <manifest:file-entry manifest:full-path="Object 1/Pictures/2000000D000000DF000000DF9FB7BFB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D000000DF000000DFBD82067F.svm" manifest:media-type=""/>
  <manifest:file-entry manifest:full-path="Object 2/Pictures/2000000D000000DF000000DFFF3E037A.svm" manifest:media-type=""/>
  <manifest:file-entry manifest:full-path="Object 2/Pictures/2000000D000000DF000000DF44218A7B.svm" manifest:media-type=""/>
  <manifest:file-entry manifest:full-path="Object 2/Pictures/2000000D000000DF000000DF69423663.svm" manifest:media-type=""/>
  <manifest:file-entry manifest:full-path="Object 2/Pictures/2000000D000000DF000000DFEC1383F6.svm" manifest:media-type=""/>
  <manifest:file-entry manifest:full-path="Object 2/Pictures/2000000D000000DF000000DF9891131A.svm" manifest:media-type=""/>
  <manifest:file-entry manifest:full-path="Object 2/Pictures/2000000D000000DF000000DFD0C020AA.svm" manifest:media-type=""/>
  <manifest:file-entry manifest:full-path="Object 2/Pictures/2000000D000000DF000000DF1D5E7D36.svm" manifest:media-type=""/>
  <manifest:file-entry manifest:full-path="Object 2/Pictures/2000000D000000DF000000DF9D049252.svm" manifest:media-type=""/>
  <manifest:file-entry manifest:full-path="Object 2/Pictures/2000000D000000DF000000DF27F3E94D.svm" manifest:media-type=""/>
  <manifest:file-entry manifest:full-path="Object 2/Pictures/2000000D000000DF000000DF8B8DB206.svm" manifest:media-type=""/>
  <manifest:file-entry manifest:full-path="Object 2/Pictures/2000000D000000DF000000DF9FB7BFB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F000000DFBD82067F.svm" manifest:media-type=""/>
  <manifest:file-entry manifest:full-path="Object 3/Pictures/2000000D000000DF000000DFFF3E037A.svm" manifest:media-type=""/>
  <manifest:file-entry manifest:full-path="Object 3/Pictures/2000000D000000DF000000DF44218A7B.svm" manifest:media-type=""/>
  <manifest:file-entry manifest:full-path="Object 3/Pictures/2000000D000000DF000000DF69423663.svm" manifest:media-type=""/>
  <manifest:file-entry manifest:full-path="Object 3/Pictures/2000000D000000DF000000DFEC1383F6.svm" manifest:media-type=""/>
  <manifest:file-entry manifest:full-path="Object 3/Pictures/2000000D000000DF000000DF9891131A.svm" manifest:media-type=""/>
  <manifest:file-entry manifest:full-path="Object 3/Pictures/2000000D000000DF000000DFD0C020AA.svm" manifest:media-type=""/>
  <manifest:file-entry manifest:full-path="Object 3/Pictures/2000000D000000DF000000DF1D5E7D36.svm" manifest:media-type=""/>
  <manifest:file-entry manifest:full-path="Object 3/Pictures/2000000D000000DF000000DF9D049252.svm" manifest:media-type=""/>
  <manifest:file-entry manifest:full-path="Object 3/Pictures/2000000D000000DF000000DF27F3E94D.svm" manifest:media-type=""/>
  <manifest:file-entry manifest:full-path="Object 3/Pictures/2000000D000000DF000000DF8B8DB206.svm" manifest:media-type=""/>
  <manifest:file-entry manifest:full-path="Object 3/Pictures/2000000D000000DF000000DF9FB7BFBD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D000000DF000000DFBD82067F.svm" manifest:media-type=""/>
  <manifest:file-entry manifest:full-path="Object 4/Pictures/2000000D000000DF000000DFFF3E037A.svm" manifest:media-type=""/>
  <manifest:file-entry manifest:full-path="Object 4/Pictures/2000000D000000DF000000DF44218A7B.svm" manifest:media-type=""/>
  <manifest:file-entry manifest:full-path="Object 4/Pictures/2000000D000000DF000000DF69423663.svm" manifest:media-type=""/>
  <manifest:file-entry manifest:full-path="Object 4/Pictures/2000000D000000DF000000DFEC1383F6.svm" manifest:media-type=""/>
  <manifest:file-entry manifest:full-path="Object 4/Pictures/2000000D000000DF000000DF9891131A.svm" manifest:media-type=""/>
  <manifest:file-entry manifest:full-path="Object 4/Pictures/2000000D000000DF000000DFD0C020AA.svm" manifest:media-type=""/>
  <manifest:file-entry manifest:full-path="Object 4/Pictures/2000000D000000DF000000DF1D5E7D36.svm" manifest:media-type=""/>
  <manifest:file-entry manifest:full-path="Object 4/Pictures/2000000D000000DF000000DF9D049252.svm" manifest:media-type=""/>
  <manifest:file-entry manifest:full-path="Object 4/Pictures/2000000D000000DF000000DF27F3E94D.svm" manifest:media-type=""/>
  <manifest:file-entry manifest:full-path="Object 4/Pictures/2000000D000000DF000000DF8B8DB206.svm" manifest:media-type=""/>
  <manifest:file-entry manifest:full-path="Object 4/Pictures/2000000D000000DF000000DF9FB7BFBD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5.9909in" svg:y="0.6331in">
            <draw:object draw:notify-on-update-of-ranges="Sheet1.G2:Sheet1.H2 Sheet1.J2:Sheet1.J6 Sheet1.K2:Sheet1.K6 Sheet1.G7:Sheet1.H7 Sheet1.J7:Sheet1.J11 Sheet1.K2:Sheet1.K6 Sheet1.G12:Sheet1.H12 Sheet1.J12:Sheet1.J16 Sheet1.K2:Sheet1.K6 Sheet1.G17:Sheet1.H17 Sheet1.J17:Sheet1.J21 Sheet1.K2:Sheet1.K6 Sheet1.G22:Sheet1.H22 Sheet1.J22:Sheet1.J26 Sheet1.K2:Sheet1.K6 Sheet1.G27:Sheet1.H27 Sheet1.J27:Sheet1.J31 Sheet1.K2:Sheet1.K6 Sheet1.G32:Sheet1.H32 Sheet1.J32:Sheet1.J36 Sheet1.K2:Sheet1.K6 Sheet1.G37:Sheet1.H37 Sheet1.J37:Sheet1.J41 Sheet1.K2:Sheet1.K6 Sheet1.G42:Sheet1.H42 Sheet1.J42:Sheet1.J46 Sheet1.K2:Sheet1.K6 Sheet1.G47:Sheet1.H47 Sheet1.J47:Sheet1.J51 Sheet1.K2:Sheet1.K6 Sheet1.G52:Sheet1.H52 Sheet1.J52:Sheet1.J56 Sheet1.K2:Sheet1.K6 Sheet1.G57:Sheet1.H57 Sheet1.J57:Sheet1.J61 Sheet1.K2:Sheet1.K6 Sheet1.G62:Sheet1.H62 Sheet1.J62:Sheet1.J66 Sheet1.K2:Sheet1.K6 Sheet1.G67:Sheet1.H67 Sheet1.J67:Sheet1.J71 Sheet1.K2:Sheet1.K6 Sheet1.G72:Sheet1.H72 Sheet1.J72:Sheet1.J76 Sheet1.K2:Sheet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in" svg:height="5in" svg:x="10.4248in" svg:y="4.3047in">
            <draw:object draw:notify-on-update-of-ranges="Sheet1.K2:Sheet1.K6 Sheet1.G2:Sheet1.H2 Sheet1.J77:Sheet1.J81 Sheet1.K2:Sheet1.K6 Sheet1.G7:Sheet1.H7 Sheet1.J82:Sheet1.J86 Sheet1.K2:Sheet1.K6 Sheet1.G12:Sheet1.H12 Sheet1.J87:Sheet1.J91 Sheet1.K2:Sheet1.K6 Sheet1.G17:Sheet1.H17 Sheet1.J92:Sheet1.J96 Sheet1.K2:Sheet1.K6 Sheet1.G22:Sheet1.H22 Sheet1.J97:Sheet1.J101 Sheet1.K2:Sheet1.K6 Sheet1.G27:Sheet1.H27 Sheet1.J102:Sheet1.J106 Sheet1.K2:Sheet1.K6 Sheet1.G32:Sheet1.H32 Sheet1.J107:Sheet1.J111 Sheet1.K2:Sheet1.K6 Sheet1.G37:Sheet1.H37 Sheet1.J112:Sheet1.J116 Sheet1.K2:Sheet1.K6 Sheet1.G42:Sheet1.H42 Sheet1.J117:Sheet1.J121 Sheet1.K2:Sheet1.K6 Sheet1.G47:Sheet1.H47 Sheet1.J122:Sheet1.J126 Sheet1.K2:Sheet1.K6 Sheet1.G52:Sheet1.H52 Sheet1.J127:Sheet1.J131 Sheet1.K2:Sheet1.K6 Sheet1.G57:Sheet1.H57 Sheet1.J132:Sheet1.J136 Sheet1.K2:Sheet1.K6 Sheet1.G62:Sheet1.H62 Sheet1.J137:Sheet1.J141 Sheet1.K2:Sheet1.K6 Sheet1.G67:Sheet1.H67 Sheet1.J142:Sheet1.J146 Sheet1.K2:Sheet1.K6 Sheet1.G72:Sheet1.H72 Sheet1.J147:Sheet1.J1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in" svg:height="5in" svg:x="9.7795in" svg:y="3.5386in">
            <draw:object draw:notify-on-update-of-ranges="Sheet1.K2:Sheet1.K6 Sheet1.G2:Sheet1.H2 Sheet1.J152:Sheet1.J156 Sheet1.K2:Sheet1.K6 Sheet1.G7:Sheet1.H7 Sheet1.J157:Sheet1.J161 Sheet1.K2:Sheet1.K6 Sheet1.G12:Sheet1.H12 Sheet1.J162:Sheet1.J166 Sheet1.K2:Sheet1.K6 Sheet1.G17:Sheet1.H17 Sheet1.J167:Sheet1.J171 Sheet1.K2:Sheet1.K6 Sheet1.G22:Sheet1.H22 Sheet1.J172:Sheet1.J176 Sheet1.K2:Sheet1.K6 Sheet1.G27:Sheet1.H27 Sheet1.J177:Sheet1.J181 Sheet1.K2:Sheet1.K6 Sheet1.G32:Sheet1.H32 Sheet1.J182:Sheet1.J186 Sheet1.K2:Sheet1.K6 Sheet1.G37:Sheet1.H37 Sheet1.J187:Sheet1.J191 Sheet1.K2:Sheet1.K6 Sheet1.G42:Sheet1.H42 Sheet1.J192:Sheet1.J196 Sheet1.K2:Sheet1.K6 Sheet1.G47:Sheet1.H47 Sheet1.J197:Sheet1.J201 Sheet1.K2:Sheet1.K6 Sheet1.G52:Sheet1.H52 Sheet1.J202:Sheet1.J206 Sheet1.K2:Sheet1.K6 Sheet1.G57:Sheet1.H57 Sheet1.J207:Sheet1.J211 Sheet1.K2:Sheet1.K6 Sheet1.G62:Sheet1.H62 Sheet1.J212:Sheet1.J216 Sheet1.K2:Sheet1.K6 Sheet1.G67:Sheet1.H67 Sheet1.J217:Sheet1.J221 Sheet1.K2:Sheet1.K6 Sheet1.G72:Sheet1.H72 Sheet1.J222:Sheet1.J2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in" svg:height="5in" svg:x="10.1791in" svg:y="4.0425in">
            <draw:object draw:notify-on-update-of-ranges="Sheet1.K2:Sheet1.K6 Sheet1.G2:Sheet1.H2 Sheet1.J227:Sheet1.J231 Sheet1.K2:Sheet1.K6 Sheet1.G7:Sheet1.H7 Sheet1.J232:Sheet1.J236 Sheet1.K2:Sheet1.K6 Sheet1.G12:Sheet1.H12 Sheet1.J237:Sheet1.J241 Sheet1.K2:Sheet1.K6 Sheet1.G17:Sheet1.H17 Sheet1.J242:Sheet1.J246 Sheet1.K2:Sheet1.K6 Sheet1.G22:Sheet1.H22 Sheet1.J247:Sheet1.J251 Sheet1.K2:Sheet1.K6 Sheet1.G27:Sheet1.H27 Sheet1.J252:Sheet1.J256 Sheet1.K2:Sheet1.K6 Sheet1.G32:Sheet1.H32 Sheet1.J257:Sheet1.J261 Sheet1.K2:Sheet1.K6 Sheet1.G37:Sheet1.H37 Sheet1.J262:Sheet1.J266 Sheet1.K2:Sheet1.K6 Sheet1.G42:Sheet1.H42 Sheet1.J267:Sheet1.J271 Sheet1.K2:Sheet1.K6 Sheet1.G47:Sheet1.H47 Sheet1.J272:Sheet1.J276 Sheet1.K2:Sheet1.K6 Sheet1.G52:Sheet1.H52 Sheet1.J277:Sheet1.J281 Sheet1.K2:Sheet1.K6 Sheet1.G57:Sheet1.H57 Sheet1.J282:Sheet1.J286 Sheet1.K2:Sheet1.K6 Sheet1.G62:Sheet1.H62 Sheet1.J287:Sheet1.J291 Sheet1.K2:Sheet1.K6 Sheet1.G67:Sheet1.H67 Sheet1.J292:Sheet1.J296 Sheet1.K2:Sheet1.K6 Sheet1.G72:Sheet1.H72 Sheet1.J297:Sheet1.J3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SCL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OUT_TIM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 + 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4.033997" calcext:value-type="float">
            <text:p>344.033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02] / [.E2]" office:value-type="float" office:value="0.839594346834275" calcext:value-type="float">
            <text:p>0.8395943468</text:p>
          </table:table-cell>
          <table:table-cell table:formula="of:= [.I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92.651352" calcext:value-type="float">
            <text:p>192.6513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03] / [.E3]" office:value-type="float" office:value="1.49216017440667" calcext:value-type="float">
            <text:p>1.4921601744</text:p>
          </table:table-cell>
          <table:table-cell table:formula="of:= [.I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44.605667" calcext:value-type="float">
            <text:p>144.605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04] / [.E4]" office:value-type="float" office:value="1.98783818755872" calcext:value-type="float">
            <text:p>1.9878381876</text:p>
          </table:table-cell>
          <table:table-cell table:formula="of:= [.I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2.674995" calcext:value-type="float">
            <text:p>102.67499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05] / [.E5]" office:value-type="float" office:value="2.81566439813316" calcext:value-type="float">
            <text:p>2.8156643981</text:p>
          </table:table-cell>
          <table:table-cell table:formula="of:= [.I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8.02533" calcext:value-type="float">
            <text:p>198.025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06] / [.E6]" office:value-type="float" office:value="1.45342010034777" calcext:value-type="float">
            <text:p>1.4534201003</text:p>
          </table:table-cell>
          <table:table-cell table:formula="of:= [.I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96.892029" calcext:value-type="float">
            <text:p>396.8920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07] / [.E7]" office:value-type="float" office:value="0.728113211868007" calcext:value-type="float">
            <text:p>0.7281132119</text:p>
          </table:table-cell>
          <table:table-cell table:formula="of:= [.I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32.604004" calcext:value-type="float">
            <text:p>232.6040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08] / [.E8]" office:value-type="float" office:value="1.24109783595987" calcext:value-type="float">
            <text:p>1.241097836</text:p>
          </table:table-cell>
          <table:table-cell table:formula="of:= [.I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89.269653" calcext:value-type="float">
            <text:p>189.2696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09] / [.E9]" office:value-type="float" office:value="1.51419415874345" calcext:value-type="float">
            <text:p>1.5141941587</text:p>
          </table:table-cell>
          <table:table-cell table:formula="of:= [.I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42.454666" calcext:value-type="float">
            <text:p>142.4546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10] / [.E10]" office:value-type="float" office:value="2.03078393374633" calcext:value-type="float">
            <text:p>2.0307839337</text:p>
          </table:table-cell>
          <table:table-cell table:formula="of:= [.I1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0.21434" calcext:value-type="float">
            <text:p>240.214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11] / [.E11]" office:value-type="float" office:value="1.22595513656678" calcext:value-type="float">
            <text:p>1.2259551366</text:p>
          </table:table-cell>
          <table:table-cell table:formula="of:= [.I1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1.45166" calcext:value-type="float">
            <text:p>351.451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12] / [.E12]" office:value-type="float" office:value="0.827505947759644" calcext:value-type="float">
            <text:p>0.8275059478</text:p>
          </table:table-cell>
          <table:table-cell table:formula="of:= [.I1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94.314667" calcext:value-type="float">
            <text:p>194.314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13] / [.E13]" office:value-type="float" office:value="1.49399942105245" calcext:value-type="float">
            <text:p>1.4939994211</text:p>
          </table:table-cell>
          <table:table-cell table:formula="of:= [.I1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1.056" calcext:value-type="float">
            <text:p>131.0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14] / [.E14]" office:value-type="float" office:value="2.21076493254792" calcext:value-type="float">
            <text:p>2.2107649325</text:p>
          </table:table-cell>
          <table:table-cell table:formula="of:= [.I1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9.634003" calcext:value-type="float">
            <text:p>109.6340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15] / [.E15]" office:value-type="float" office:value="2.6574297939299" calcext:value-type="float">
            <text:p>2.6574297939</text:p>
          </table:table-cell>
          <table:table-cell table:formula="of:= [.I1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7.617676" calcext:value-type="float">
            <text:p>247.61767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16] / [.E16]" office:value-type="float" office:value="1.17350937822387" calcext:value-type="float">
            <text:p>1.1735093782</text:p>
          </table:table-cell>
          <table:table-cell table:formula="of:= [.I1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2.946655" calcext:value-type="float">
            <text:p>372.9466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17] / [.E17]" office:value-type="float" office:value="0.778256037716708" calcext:value-type="float">
            <text:p>0.7782560377</text:p>
          </table:table-cell>
          <table:table-cell table:formula="of:= [.I1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93.10434" calcext:value-type="float">
            <text:p>193.1043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18] / [.E18]" office:value-type="float" office:value="1.49909974058584" calcext:value-type="float">
            <text:p>1.4990997406</text:p>
          </table:table-cell>
          <table:table-cell table:formula="of:= [.I1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8.89267" calcext:value-type="float">
            <text:p>138.892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19] / [.E19]" office:value-type="float" office:value="2.11291923468675" calcext:value-type="float">
            <text:p>2.1129192347</text:p>
          </table:table-cell>
          <table:table-cell table:formula="of:= [.I1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4.996338" calcext:value-type="float">
            <text:p>114.9963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20] / [.E20]" office:value-type="float" office:value="2.56634254736007" calcext:value-type="float">
            <text:p>2.5663425474</text:p>
          </table:table-cell>
          <table:table-cell table:formula="of:= [.I2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6.976669" calcext:value-type="float">
            <text:p>186.9766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21] / [.E21]" office:value-type="float" office:value="1.56243382429708" calcext:value-type="float">
            <text:p>1.5624338243</text:p>
          </table:table-cell>
          <table:table-cell table:formula="of:= [.I2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6.173645" calcext:value-type="float">
            <text:p>376.1736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22] / [.E22]" office:value-type="float" office:value="0.778390516964579" calcext:value-type="float">
            <text:p>0.778390517</text:p>
          </table:table-cell>
          <table:table-cell table:formula="of:= [.I2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40.837311" calcext:value-type="float">
            <text:p>340.837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23] / [.E23]" office:value-type="float" office:value="0.873326696912006" calcext:value-type="float">
            <text:p>0.8733266969</text:p>
          </table:table-cell>
          <table:table-cell table:formula="of:= [.I2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4.428986" calcext:value-type="float">
            <text:p>284.4289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24] / [.E24]" office:value-type="float" office:value="1.03882987509578" calcext:value-type="float">
            <text:p>1.0388298751</text:p>
          </table:table-cell>
          <table:table-cell table:formula="of:= [.I2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60.162659" calcext:value-type="float">
            <text:p>160.1626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25] / [.E25]" office:value-type="float" office:value="1.84364859352142" calcext:value-type="float">
            <text:p>1.8436485935</text:p>
          </table:table-cell>
          <table:table-cell table:formula="of:= [.I2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12.865005" calcext:value-type="float">
            <text:p>212.8650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26] / [.E26]" office:value-type="float" office:value="1.41089570829174" calcext:value-type="float">
            <text:p>1.4108957083</text:p>
          </table:table-cell>
          <table:table-cell table:formula="of:= [.I2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6.960663" calcext:value-type="float">
            <text:p>346.9606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27] / [.E27]" office:value-type="float" office:value="0.848780131020213" calcext:value-type="float">
            <text:p>0.848780131</text:p>
          </table:table-cell>
          <table:table-cell table:formula="of:= [.I2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999664" calcext:value-type="float">
            <text:p>176.999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28] / [.E28]" office:value-type="float" office:value="1.64250210667067" calcext:value-type="float">
            <text:p>1.6425021067</text:p>
          </table:table-cell>
          <table:table-cell table:formula="of:= [.I2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0.718994" calcext:value-type="float">
            <text:p>130.7189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29] / [.E29]" office:value-type="float" office:value="2.22553485991485" calcext:value-type="float">
            <text:p>2.2255348599</text:p>
          </table:table-cell>
          <table:table-cell table:formula="of:= [.I2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5.251663" calcext:value-type="float">
            <text:p>115.2516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30] / [.E30]" office:value-type="float" office:value="2.54278907021064" calcext:value-type="float">
            <text:p>2.5427890702</text:p>
          </table:table-cell>
          <table:table-cell table:formula="of:= [.I3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7.37233" calcext:value-type="float">
            <text:p>227.372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31] / [.E31]" office:value-type="float" office:value="1.30594165965577" calcext:value-type="float">
            <text:p>1.3059416597</text:p>
          </table:table-cell>
          <table:table-cell table:formula="of:= [.I3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8.777344" calcext:value-type="float">
            <text:p>378.7773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32] / [.E32]" office:value-type="float" office:value="0.763657915611764" calcext:value-type="float">
            <text:p>0.7636579156</text:p>
          </table:table-cell>
          <table:table-cell table:formula="of:= [.I3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93.850677" calcext:value-type="float">
            <text:p>193.8506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33] / [.E33]" office:value-type="float" office:value="1.48496253123738" calcext:value-type="float">
            <text:p>1.4849625312</text:p>
          </table:table-cell>
          <table:table-cell table:formula="of:= [.I3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8.890991" calcext:value-type="float">
            <text:p>138.8909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34] / [.E34]" office:value-type="float" office:value="2.09068505386357" calcext:value-type="float">
            <text:p>2.0906850539</text:p>
          </table:table-cell>
          <table:table-cell table:formula="of:= [.I3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3.131332" calcext:value-type="float">
            <text:p>113.1313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35] / [.E35]" office:value-type="float" office:value="2.56446497067673" calcext:value-type="float">
            <text:p>2.5644649707</text:p>
          </table:table-cell>
          <table:table-cell table:formula="of:= [.I3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0.742004" calcext:value-type="float">
            <text:p>220.7420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36] / [.E36]" office:value-type="float" office:value="1.31434133849759" calcext:value-type="float">
            <text:p>1.3143413385</text:p>
          </table:table-cell>
          <table:table-cell table:formula="of:= [.I3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3.929016" calcext:value-type="float">
            <text:p>383.9290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37] / [.E37]" office:value-type="float" office:value="0.75919333223827" calcext:value-type="float">
            <text:p>0.7591933322</text:p>
          </table:table-cell>
          <table:table-cell table:formula="of:= [.I3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38.848328" calcext:value-type="float">
            <text:p>238.84832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38] / [.E38]" office:value-type="float" office:value="1.20622297175972" calcext:value-type="float">
            <text:p>1.2062229718</text:p>
          </table:table-cell>
          <table:table-cell table:formula="of:= [.I3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93.701324" calcext:value-type="float">
            <text:p>193.7013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39] / [.E39]" office:value-type="float" office:value="1.51083808286205" calcext:value-type="float">
            <text:p>1.5108380829</text:p>
          </table:table-cell>
          <table:table-cell table:formula="of:= [.I3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5.940002" calcext:value-type="float">
            <text:p>155.940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40] / [.E40]" office:value-type="float" office:value="1.85214181284928" calcext:value-type="float">
            <text:p>1.8521418128</text:p>
          </table:table-cell>
          <table:table-cell table:formula="of:= [.I4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0.473999" calcext:value-type="float">
            <text:p>240.4739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41] / [.E41]" office:value-type="float" office:value="1.21220449284415" calcext:value-type="float">
            <text:p>1.2122044928</text:p>
          </table:table-cell>
          <table:table-cell table:formula="of:= [.I4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5.713318" calcext:value-type="float">
            <text:p>345.713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42] / [.E42]" office:value-type="float" office:value="0.838735422972626" calcext:value-type="float">
            <text:p>0.838735423</text:p>
          </table:table-cell>
          <table:table-cell table:formula="of:= [.I4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84.471329" calcext:value-type="float">
            <text:p>184.4713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43] / [.E43]" office:value-type="float" office:value="1.58578033554472" calcext:value-type="float">
            <text:p>1.5857803355</text:p>
          </table:table-cell>
          <table:table-cell table:formula="of:= [.I4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5.833664" calcext:value-type="float">
            <text:p>135.833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44] / [.E44]" office:value-type="float" office:value="2.1612389105546" calcext:value-type="float">
            <text:p>2.1612389106</text:p>
          </table:table-cell>
          <table:table-cell table:formula="of:= [.I4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2.535339" calcext:value-type="float">
            <text:p>102.5353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45] / [.E45]" office:value-type="float" office:value="2.82777947415769" calcext:value-type="float">
            <text:p>2.8277794742</text:p>
          </table:table-cell>
          <table:table-cell table:formula="of:= [.I4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2.403992" calcext:value-type="float">
            <text:p>242.4039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46] / [.E46]" office:value-type="float" office:value="1.20276619866887" calcext:value-type="float">
            <text:p>1.2027661987</text:p>
          </table:table-cell>
          <table:table-cell table:formula="of:= [.I4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5.430664" calcext:value-type="float">
            <text:p>365.43066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47] / [.E47]" office:value-type="float" office:value="0.791066583837639" calcext:value-type="float">
            <text:p>0.7910665838</text:p>
          </table:table-cell>
          <table:table-cell table:formula="of:= [.I4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88.722" calcext:value-type="float">
            <text:p>188.7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48] / [.E48]" office:value-type="float" office:value="1.52586871694874" calcext:value-type="float">
            <text:p>1.5258687169</text:p>
          </table:table-cell>
          <table:table-cell table:formula="of:= [.I4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8.269669" calcext:value-type="float">
            <text:p>138.2696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49] / [.E49]" office:value-type="float" office:value="2.07752480408411" calcext:value-type="float">
            <text:p>2.0775248041</text:p>
          </table:table-cell>
          <table:table-cell table:formula="of:= [.I4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1.244667" calcext:value-type="float">
            <text:p>101.244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50] / [.E50]" office:value-type="float" office:value="2.84972722563254" calcext:value-type="float">
            <text:p>2.8497272256</text:p>
          </table:table-cell>
          <table:table-cell table:formula="of:= [.I5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66.48999" calcext:value-type="float">
            <text:p>166.489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51] / [.E51]" office:value-type="float" office:value="1.7339480769985" calcext:value-type="float">
            <text:p>1.733948077</text:p>
          </table:table-cell>
          <table:table-cell table:formula="of:= [.I5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7.772644" calcext:value-type="float">
            <text:p>367.7726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52] / [.E52]" office:value-type="float" office:value="0.78432781694334" calcext:value-type="float">
            <text:p>0.7843278169</text:p>
          </table:table-cell>
          <table:table-cell table:formula="of:= [.I5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38.011002" calcext:value-type="float">
            <text:p>238.011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53] / [.E53]" office:value-type="float" office:value="1.22017613286633" calcext:value-type="float">
            <text:p>1.2201761329</text:p>
          </table:table-cell>
          <table:table-cell table:formula="of:= [.I5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86.539001" calcext:value-type="float">
            <text:p>186.5390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54] / [.E54]" office:value-type="float" office:value="1.5606924205625" calcext:value-type="float">
            <text:p>1.5606924206</text:p>
          </table:table-cell>
          <table:table-cell table:formula="of:= [.I5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48.302994" calcext:value-type="float">
            <text:p>148.3029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55] / [.E55]" office:value-type="float" office:value="1.95088209075536" calcext:value-type="float">
            <text:p>1.9508820908</text:p>
          </table:table-cell>
          <table:table-cell table:formula="of:= [.I5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4.646667" calcext:value-type="float">
            <text:p>194.646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56] / [.E56]" office:value-type="float" office:value="1.49171143526439" calcext:value-type="float">
            <text:p>1.4917114353</text:p>
          </table:table-cell>
          <table:table-cell table:formula="of:= [.I5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.725677" calcext:value-type="float">
            <text:p>337.7256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57] / [.E57]" office:value-type="float" office:value="0.856594554994407" calcext:value-type="float">
            <text:p>0.856594555</text:p>
          </table:table-cell>
          <table:table-cell table:formula="of:= [.I5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93.990341" calcext:value-type="float">
            <text:p>193.9903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58] / [.E58]" office:value-type="float" office:value="1.48317859289706" calcext:value-type="float">
            <text:p>1.4831785929</text:p>
          </table:table-cell>
          <table:table-cell table:formula="of:= [.I5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29.346329" calcext:value-type="float">
            <text:p>129.34632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59] / [.E59]" office:value-type="float" office:value="2.23405652277924" calcext:value-type="float">
            <text:p>2.2340565228</text:p>
          </table:table-cell>
          <table:table-cell table:formula="of:= [.I5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96.964661" calcext:value-type="float">
            <text:p>96.9646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60] / [.E60]" office:value-type="float" office:value="3.01302913852295" calcext:value-type="float">
            <text:p>3.0130291385</text:p>
          </table:table-cell>
          <table:table-cell table:formula="of:= [.I6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6.833679" calcext:value-type="float">
            <text:p>196.833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61] / [.E61]" office:value-type="float" office:value="1.47214972291403" calcext:value-type="float">
            <text:p>1.4721497229</text:p>
          </table:table-cell>
          <table:table-cell table:formula="of:= [.I6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7.976318" calcext:value-type="float">
            <text:p>357.976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62] / [.E62]" office:value-type="float" office:value="0.807992946617212" calcext:value-type="float">
            <text:p>0.8079929466</text:p>
          </table:table-cell>
          <table:table-cell table:formula="of:= [.I6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95.549347" calcext:value-type="float">
            <text:p>195.5493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63] / [.E63]" office:value-type="float" office:value="1.48139576247217" calcext:value-type="float">
            <text:p>1.4813957625</text:p>
          </table:table-cell>
          <table:table-cell table:formula="of:= [.I6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42.949341" calcext:value-type="float">
            <text:p>142.94934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64] / [.E64]" office:value-type="float" office:value="2.01405373390284" calcext:value-type="float">
            <text:p>2.0140537339</text:p>
          </table:table-cell>
          <table:table-cell table:formula="of:= [.I6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98.800339" calcext:value-type="float">
            <text:p>98.8003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65] / [.E65]" office:value-type="float" office:value="3.00136972202089" calcext:value-type="float">
            <text:p>3.001369722</text:p>
          </table:table-cell>
          <table:table-cell table:formula="of:= [.I6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4.718994" calcext:value-type="float">
            <text:p>174.7189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66] / [.E66]" office:value-type="float" office:value="1.68434071913212" calcext:value-type="float">
            <text:p>1.6843407191</text:p>
          </table:table-cell>
          <table:table-cell table:formula="of:= [.I6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8.128326" calcext:value-type="float">
            <text:p>368.1283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67] / [.E67]" office:value-type="float" office:value="0.783611707184956" calcext:value-type="float">
            <text:p>0.7836117072</text:p>
          </table:table-cell>
          <table:table-cell table:formula="of:= [.I6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257.481323" calcext:value-type="float">
            <text:p>257.4813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68] / [.E68]" office:value-type="float" office:value="1.14099539561555" calcext:value-type="float">
            <text:p>1.1409953956</text:p>
          </table:table-cell>
          <table:table-cell table:formula="of:= [.I6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77.210327" calcext:value-type="float">
            <text:p>177.2103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69] / [.E69]" office:value-type="float" office:value="1.64015259675019" calcext:value-type="float">
            <text:p>1.6401525968</text:p>
          </table:table-cell>
          <table:table-cell table:formula="of:= [.I6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6.210007" calcext:value-type="float">
            <text:p>156.21000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70] / [.E70]" office:value-type="float" office:value="1.86793201411226" calcext:value-type="float">
            <text:p>1.8679320141</text:p>
          </table:table-cell>
          <table:table-cell table:formula="of:= [.I7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0.480988" calcext:value-type="float">
            <text:p>190.48098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71] / [.E71]" office:value-type="float" office:value="1.5557002938267" calcext:value-type="float">
            <text:p>1.5557002938</text:p>
          </table:table-cell>
          <table:table-cell table:formula="of:= [.I7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7.845306" calcext:value-type="float">
            <text:p>347.84530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72] / [.E72]" office:value-type="float" office:value="0.83404126775826" calcext:value-type="float">
            <text:p>0.8340412678</text:p>
          </table:table-cell>
          <table:table-cell table:formula="of:= [.I7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705994" calcext:value-type="float">
            <text:p>181.7059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73] / [.E73]" office:value-type="float" office:value="1.5932164516268" calcext:value-type="float">
            <text:p>1.5932164516</text:p>
          </table:table-cell>
          <table:table-cell table:formula="of:= [.I7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135.504318" calcext:value-type="float">
            <text:p>135.504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74] / [.E74]" office:value-type="float" office:value="2.12936879251331" calcext:value-type="float">
            <text:p>2.1293687925</text:p>
          </table:table-cell>
          <table:table-cell table:formula="of:= [.I7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4.556335" calcext:value-type="float">
            <text:p>104.5563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75] / [.E75]" office:value-type="float" office:value="2.80446905488797" calcext:value-type="float">
            <text:p>2.8044690549</text:p>
          </table:table-cell>
          <table:table-cell table:formula="of:= [.I7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29.608673" calcext:value-type="float">
            <text:p>229.6086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76] / [.E76]" office:value-type="float" office:value="1.27279012670397" calcext:value-type="float">
            <text:p>1.2727901267</text:p>
          </table:table-cell>
          <table:table-cell table:formula="of:= [.I7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6.14801" calcext:value-type="float">
            <text:p>636.148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77] / [.E77]" office:value-type="float" office:value="0.8900806307639" calcext:value-type="float">
            <text:p>0.8900806308</text:p>
          </table:table-cell>
          <table:table-cell table:formula="of:= [.I7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47.536652" calcext:value-type="float">
            <text:p>347.53665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78] / [.E78]" office:value-type="float" office:value="1.62922479900048" calcext:value-type="float">
            <text:p>1.629224799</text:p>
          </table:table-cell>
          <table:table-cell table:formula="of:= [.I7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4.09433" calcext:value-type="float">
            <text:p>234.094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79] / [.E79]" office:value-type="float" office:value="2.41961004352391" calcext:value-type="float">
            <text:p>2.4196100435</text:p>
          </table:table-cell>
          <table:table-cell table:formula="of:= [.I7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2.468002" calcext:value-type="float">
            <text:p>112.468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80] / [.E80]" office:value-type="float" office:value="5.03590337632209" calcext:value-type="float">
            <text:p>5.0359033763</text:p>
          </table:table-cell>
          <table:table-cell table:formula="of:= [.I8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8.345337" calcext:value-type="float">
            <text:p>178.34533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81] / [.E81]" office:value-type="float" office:value="3.15752546981366" calcext:value-type="float">
            <text:p>3.1575254698</text:p>
          </table:table-cell>
          <table:table-cell table:formula="of:= [.I8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1.369019" calcext:value-type="float">
            <text:p>691.3690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82] / [.E82]" office:value-type="float" office:value="0.819346291824511" calcext:value-type="float">
            <text:p>0.8193462918</text:p>
          </table:table-cell>
          <table:table-cell table:formula="of:= [.I8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6.290985" calcext:value-type="float">
            <text:p>366.29098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83] / [.E83]" office:value-type="float" office:value="1.56833152200019" calcext:value-type="float">
            <text:p>1.568331522</text:p>
          </table:table-cell>
          <table:table-cell table:formula="of:= [.I8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85.286316" calcext:value-type="float">
            <text:p>285.2863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84] / [.E84]" office:value-type="float" office:value="2.00451827139161" calcext:value-type="float">
            <text:p>2.0045182714</text:p>
          </table:table-cell>
          <table:table-cell table:formula="of:= [.I8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76.669006" calcext:value-type="float">
            <text:p>176.66900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385] / [.E85]" office:value-type="float" office:value="3.22012164940805" calcext:value-type="float">
            <text:p>3.2201216494</text:p>
          </table:table-cell>
          <table:table-cell table:formula="of:= [.I8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8.087677" calcext:value-type="float">
            <text:p>188.0876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386] / [.E86]" office:value-type="float" office:value="3.01687306181149" calcext:value-type="float">
            <text:p>3.0168730618</text:p>
          </table:table-cell>
          <table:table-cell table:formula="of:= [.I8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744019" calcext:value-type="float">
            <text:p>634.7440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387] / [.E87]" office:value-type="float" office:value="0.891064752198949" calcext:value-type="float">
            <text:p>0.8910647522</text:p>
          </table:table-cell>
          <table:table-cell table:formula="of:= [.I8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26.80365" calcext:value-type="float">
            <text:p>326.803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388] / [.E88]" office:value-type="float" office:value="1.73846802200649" calcext:value-type="float">
            <text:p>1.738468022</text:p>
          </table:table-cell>
          <table:table-cell table:formula="of:= [.I8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4.144333" calcext:value-type="float">
            <text:p>234.1443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389] / [.E89]" office:value-type="float" office:value="2.42338139783208" calcext:value-type="float">
            <text:p>2.4233813978</text:p>
          </table:table-cell>
          <table:table-cell table:formula="of:= [.I8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5.943665" calcext:value-type="float">
            <text:p>115.9436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390] / [.E90]" office:value-type="float" office:value="4.90535636423085" calcext:value-type="float">
            <text:p>4.9053563642</text:p>
          </table:table-cell>
          <table:table-cell table:formula="of:= [.I9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0.149673" calcext:value-type="float">
            <text:p>150.14967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391] / [.E91]" office:value-type="float" office:value="3.75371011963509" calcext:value-type="float">
            <text:p>3.7537101196</text:p>
          </table:table-cell>
          <table:table-cell table:formula="of:= [.I9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2.472656" calcext:value-type="float">
            <text:p>622.47265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392] / [.E92]" office:value-type="float" office:value="0.918879488900794" calcext:value-type="float">
            <text:p>0.9188794889</text:p>
          </table:table-cell>
          <table:table-cell table:formula="of:= [.I9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49.473663" calcext:value-type="float">
            <text:p>349.4736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393] / [.E93]" office:value-type="float" office:value="1.64161454993534" calcext:value-type="float">
            <text:p>1.6416145499</text:p>
          </table:table-cell>
          <table:table-cell table:formula="of:= [.I9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9.671677" calcext:value-type="float">
            <text:p>239.6716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394] / [.E94]" office:value-type="float" office:value="2.40771883946888" calcext:value-type="float">
            <text:p>2.4077188395</text:p>
          </table:table-cell>
          <table:table-cell table:formula="of:= [.I9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1.659332" calcext:value-type="float">
            <text:p>111.6593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395] / [.E95]" office:value-type="float" office:value="5.13460312479749" calcext:value-type="float">
            <text:p>5.1346031248</text:p>
          </table:table-cell>
          <table:table-cell table:formula="of:= [.I9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8.733673" calcext:value-type="float">
            <text:p>198.73367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396] / [.E96]" office:value-type="float" office:value="2.90338009301524" calcext:value-type="float">
            <text:p>2.903380093</text:p>
          </table:table-cell>
          <table:table-cell table:formula="of:= [.I9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0.656677" calcext:value-type="float">
            <text:p>660.6566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397] / [.E97]" office:value-type="float" office:value="0.857896366950667" calcext:value-type="float">
            <text:p>0.857896367</text:p>
          </table:table-cell>
          <table:table-cell table:formula="of:= [.I9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91.183014" calcext:value-type="float">
            <text:p>391.1830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398] / [.E98]" office:value-type="float" office:value="1.47196929926001" calcext:value-type="float">
            <text:p>1.4719692993</text:p>
          </table:table-cell>
          <table:table-cell table:formula="of:= [.I9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319.194" calcext:value-type="float">
            <text:p>319.1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399] / [.E99]" office:value-type="float" office:value="1.80132568594648" calcext:value-type="float">
            <text:p>1.8013256859</text:p>
          </table:table-cell>
          <table:table-cell table:formula="of:= [.I9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7.238007" calcext:value-type="float">
            <text:p>157.23800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00] / [.E100]" office:value-type="float" office:value="3.64446841405208" calcext:value-type="float">
            <text:p>3.6444684141</text:p>
          </table:table-cell>
          <table:table-cell table:formula="of:= [.I10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9.776672" calcext:value-type="float">
            <text:p>149.7766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01] / [.E101]" office:value-type="float" office:value="3.81074036683096" calcext:value-type="float">
            <text:p>3.8107403668</text:p>
          </table:table-cell>
          <table:table-cell table:formula="of:= [.I10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1.406677" calcext:value-type="float">
            <text:p>621.4066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02] / [.E102]" office:value-type="float" office:value="0.912871826126194" calcext:value-type="float">
            <text:p>0.9128718261</text:p>
          </table:table-cell>
          <table:table-cell table:formula="of:= [.I10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28.64035" calcext:value-type="float">
            <text:p>328.640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03] / [.E103]" office:value-type="float" office:value="1.75771776654936" calcext:value-type="float">
            <text:p>1.7577177665</text:p>
          </table:table-cell>
          <table:table-cell table:formula="of:= [.I10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4.705994" calcext:value-type="float">
            <text:p>234.7059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04] / [.E104]" office:value-type="float" office:value="2.44264882728133" calcext:value-type="float">
            <text:p>2.4426488273</text:p>
          </table:table-cell>
          <table:table-cell table:formula="of:= [.I10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9.793671" calcext:value-type="float">
            <text:p>109.7936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05] / [.E105]" office:value-type="float" office:value="5.2991914989344" calcext:value-type="float">
            <text:p>5.2991914989</text:p>
          </table:table-cell>
          <table:table-cell table:formula="of:= [.I10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5.465668" calcext:value-type="float">
            <text:p>155.4656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06] / [.E106]" office:value-type="float" office:value="3.7018164743614" calcext:value-type="float">
            <text:p>3.7018164744</text:p>
          </table:table-cell>
          <table:table-cell table:formula="of:= [.I10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766357" calcext:value-type="float">
            <text:p>644.7663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07] / [.E107]" office:value-type="float" office:value="0.886114743421701" calcext:value-type="float">
            <text:p>0.8861147434</text:p>
          </table:table-cell>
          <table:table-cell table:formula="of:= [.I10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29.861664" calcext:value-type="float">
            <text:p>329.86166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08] / [.E108]" office:value-type="float" office:value="1.71943805206779" calcext:value-type="float">
            <text:p>1.7194380521</text:p>
          </table:table-cell>
          <table:table-cell table:formula="of:= [.I10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6.071991" calcext:value-type="float">
            <text:p>236.07199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09] / [.E109]" office:value-type="float" office:value="2.45992615871148" calcext:value-type="float">
            <text:p>2.4599261587</text:p>
          </table:table-cell>
          <table:table-cell table:formula="of:= [.I10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9.196335" calcext:value-type="float">
            <text:p>109.1963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10] / [.E110]" office:value-type="float" office:value="5.28155716032044" calcext:value-type="float">
            <text:p>5.2815571603</text:p>
          </table:table-cell>
          <table:table-cell table:formula="of:= [.I11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79.421341" calcext:value-type="float">
            <text:p>179.4213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11] / [.E111]" office:value-type="float" office:value="3.18334843456554" calcext:value-type="float">
            <text:p>3.1833484346</text:p>
          </table:table-cell>
          <table:table-cell table:formula="of:= [.I11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1.067627" calcext:value-type="float">
            <text:p>651.0676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12] / [.E112]" office:value-type="float" office:value="0.872038977910969" calcext:value-type="float">
            <text:p>0.8720389779</text:p>
          </table:table-cell>
          <table:table-cell table:formula="of:= [.I11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70.797668" calcext:value-type="float">
            <text:p>370.7976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13] / [.E113]" office:value-type="float" office:value="1.53266973620773" calcext:value-type="float">
            <text:p>1.5326697362</text:p>
          </table:table-cell>
          <table:table-cell table:formula="of:= [.I11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97.115326" calcext:value-type="float">
            <text:p>297.1153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14] / [.E114]" office:value-type="float" office:value="1.9290983091192" calcext:value-type="float">
            <text:p>1.9290983091</text:p>
          </table:table-cell>
          <table:table-cell table:formula="of:= [.I11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1.910339" calcext:value-type="float">
            <text:p>151.91033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15] / [.E115]" office:value-type="float" office:value="3.77740801434193" calcext:value-type="float">
            <text:p>3.7774080143</text:p>
          </table:table-cell>
          <table:table-cell table:formula="of:= [.I11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5.740997" calcext:value-type="float">
            <text:p>195.7409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16] / [.E116]" office:value-type="float" office:value="2.9091588309423" calcext:value-type="float">
            <text:p>2.9091588309</text:p>
          </table:table-cell>
          <table:table-cell table:formula="of:= [.I11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142334" calcext:value-type="float">
            <text:p>637.1423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17] / [.E117]" office:value-type="float" office:value="0.892824558413348" calcext:value-type="float">
            <text:p>0.8928245584</text:p>
          </table:table-cell>
          <table:table-cell table:formula="of:= [.I11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30.781006" calcext:value-type="float">
            <text:p>330.78100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18] / [.E118]" office:value-type="float" office:value="1.71242801045233" calcext:value-type="float">
            <text:p>1.7124280105</text:p>
          </table:table-cell>
          <table:table-cell table:formula="of:= [.I11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2.634674" calcext:value-type="float">
            <text:p>232.63467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19] / [.E119]" office:value-type="float" office:value="2.44088152998207" calcext:value-type="float">
            <text:p>2.44088153</text:p>
          </table:table-cell>
          <table:table-cell table:formula="of:= [.I11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08.33667" calcext:value-type="float">
            <text:p>108.336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20] / [.E120]" office:value-type="float" office:value="5.22654969919234" calcext:value-type="float">
            <text:p>5.2265496992</text:p>
          </table:table-cell>
          <table:table-cell table:formula="of:= [.I12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47.857666" calcext:value-type="float">
            <text:p>147.85766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21] / [.E121]" office:value-type="float" office:value="3.81657791757649" calcext:value-type="float">
            <text:p>3.8165779176</text:p>
          </table:table-cell>
          <table:table-cell table:formula="of:= [.I12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0.825317" calcext:value-type="float">
            <text:p>660.82531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22] / [.E122]" office:value-type="float" office:value="0.856223196121888" calcext:value-type="float">
            <text:p>0.8562231961</text:p>
          </table:table-cell>
          <table:table-cell table:formula="of:= [.I12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45.235321" calcext:value-type="float">
            <text:p>345.2353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23] / [.E123]" office:value-type="float" office:value="1.64294320858323" calcext:value-type="float">
            <text:p>1.6429432086</text:p>
          </table:table-cell>
          <table:table-cell table:formula="of:= [.I12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41.665009" calcext:value-type="float">
            <text:p>241.66500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24] / [.E124]" office:value-type="float" office:value="2.39251439168837" calcext:value-type="float">
            <text:p>2.3925143917</text:p>
          </table:table-cell>
          <table:table-cell table:formula="of:= [.I12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8.90033" calcext:value-type="float">
            <text:p>118.900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25] / [.E125]" office:value-type="float" office:value="4.8195576664926" calcext:value-type="float">
            <text:p>4.8195576665</text:p>
          </table:table-cell>
          <table:table-cell table:formula="of:= [.I12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4.563339" calcext:value-type="float">
            <text:p>154.56333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26] / [.E126]" office:value-type="float" office:value="3.69579434357328" calcext:value-type="float">
            <text:p>3.6957943436</text:p>
          </table:table-cell>
          <table:table-cell table:formula="of:= [.I12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9.805298" calcext:value-type="float">
            <text:p>649.80529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27] / [.E127]" office:value-type="float" office:value="0.881119362618678" calcext:value-type="float">
            <text:p>0.8811193626</text:p>
          </table:table-cell>
          <table:table-cell table:formula="of:= [.I12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68.838318" calcext:value-type="float">
            <text:p>368.8383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28] / [.E128]" office:value-type="float" office:value="1.54153277263346" calcext:value-type="float">
            <text:p>1.5415327726</text:p>
          </table:table-cell>
          <table:table-cell table:formula="of:= [.I12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5.263672" calcext:value-type="float">
            <text:p>275.2636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29] / [.E129]" office:value-type="float" office:value="2.06283902948152" calcext:value-type="float">
            <text:p>2.0628390295</text:p>
          </table:table-cell>
          <table:table-cell table:formula="of:= [.I12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67.341675" calcext:value-type="float">
            <text:p>167.3416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30] / [.E130]" office:value-type="float" office:value="3.41565641075363" calcext:value-type="float">
            <text:p>3.4156564108</text:p>
          </table:table-cell>
          <table:table-cell table:formula="of:= [.I13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4.677994" calcext:value-type="float">
            <text:p>204.6779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31] / [.E131]" office:value-type="float" office:value="2.76920989366351" calcext:value-type="float">
            <text:p>2.7692098937</text:p>
          </table:table-cell>
          <table:table-cell table:formula="of:= [.I13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8.501343" calcext:value-type="float">
            <text:p>628.5013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32] / [.E132]" office:value-type="float" office:value="0.901016337207731" calcext:value-type="float">
            <text:p>0.9010163372</text:p>
          </table:table-cell>
          <table:table-cell table:formula="of:= [.I13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36.04834" calcext:value-type="float">
            <text:p>336.048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33] / [.E133]" office:value-type="float" office:value="1.68727723517396" calcext:value-type="float">
            <text:p>1.6872772352</text:p>
          </table:table-cell>
          <table:table-cell table:formula="of:= [.I13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3.098663" calcext:value-type="float">
            <text:p>233.0986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34] / [.E134]" office:value-type="float" office:value="2.43582572586442" calcext:value-type="float">
            <text:p>2.4358257259</text:p>
          </table:table-cell>
          <table:table-cell table:formula="of:= [.I13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38.986664" calcext:value-type="float">
            <text:p>138.98666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35] / [.E135]" office:value-type="float" office:value="4.09101829366881" calcext:value-type="float">
            <text:p>4.0910182937</text:p>
          </table:table-cell>
          <table:table-cell table:formula="of:= [.I13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6.90033" calcext:value-type="float">
            <text:p>136.900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36] / [.E136]" office:value-type="float" office:value="4.11836376873598" calcext:value-type="float">
            <text:p>4.1183637687</text:p>
          </table:table-cell>
          <table:table-cell table:formula="of:= [.I13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.444641" calcext:value-type="float">
            <text:p>625.4446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37] / [.E137]" office:value-type="float" office:value="0.90709490306433" calcext:value-type="float">
            <text:p>0.9070949031</text:p>
          </table:table-cell>
          <table:table-cell table:formula="of:= [.I13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48.522339" calcext:value-type="float">
            <text:p>348.52233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38] / [.E138]" office:value-type="float" office:value="1.64297352543591" calcext:value-type="float">
            <text:p>1.6429735254</text:p>
          </table:table-cell>
          <table:table-cell table:formula="of:= [.I13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6.746002" calcext:value-type="float">
            <text:p>236.746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39] / [.E139]" office:value-type="float" office:value="2.41623224961577" calcext:value-type="float">
            <text:p>2.4162322496</text:p>
          </table:table-cell>
          <table:table-cell table:formula="of:= [.I13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5.623337" calcext:value-type="float">
            <text:p>115.62333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40] / [.E140]" office:value-type="float" office:value="4.91490704856581" calcext:value-type="float">
            <text:p>4.9149070486</text:p>
          </table:table-cell>
          <table:table-cell table:formula="of:= [.I14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3.737671" calcext:value-type="float">
            <text:p>133.7376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41] / [.E141]" office:value-type="float" office:value="4.23506930967865" calcext:value-type="float">
            <text:p>4.2350693097</text:p>
          </table:table-cell>
          <table:table-cell table:formula="of:= [.I14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8.261963" calcext:value-type="float">
            <text:p>658.2619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42] / [.E142]" office:value-type="float" office:value="0.869003085630211" calcext:value-type="float">
            <text:p>0.8690030856</text:p>
          </table:table-cell>
          <table:table-cell table:formula="of:= [.I14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53.72467" calcext:value-type="float">
            <text:p>353.724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43] / [.E143]" office:value-type="float" office:value="1.61848958683034" calcext:value-type="float">
            <text:p>1.6184895868</text:p>
          </table:table-cell>
          <table:table-cell table:formula="of:= [.I14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78.092651" calcext:value-type="float">
            <text:p>278.09265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44] / [.E144]" office:value-type="float" office:value="2.05738751435039" calcext:value-type="float">
            <text:p>2.0573875144</text:p>
          </table:table-cell>
          <table:table-cell table:formula="of:= [.I14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54.032333" calcext:value-type="float">
            <text:p>154.0323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45] / [.E145]" office:value-type="float" office:value="3.7304441074719" calcext:value-type="float">
            <text:p>3.7304441075</text:p>
          </table:table-cell>
          <table:table-cell table:formula="of:= [.I14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4.571671" calcext:value-type="float">
            <text:p>184.5716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46] / [.E146]" office:value-type="float" office:value="3.1020343744951" calcext:value-type="float">
            <text:p>3.1020343745</text:p>
          </table:table-cell>
          <table:table-cell table:formula="of:= [.I14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5.93866" calcext:value-type="float">
            <text:p>625.9386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47] / [.E147]" office:value-type="float" office:value="0.906738989408323" calcext:value-type="float">
            <text:p>0.9067389894</text:p>
          </table:table-cell>
          <table:table-cell table:formula="of:= [.I14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331.141327" calcext:value-type="float">
            <text:p>331.1413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48] / [.E148]" office:value-type="float" office:value="1.71524856213432" calcext:value-type="float">
            <text:p>1.7152485621</text:p>
          </table:table-cell>
          <table:table-cell table:formula="of:= [.I14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234.085663" calcext:value-type="float">
            <text:p>234.0856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49] / [.E149]" office:value-type="float" office:value="2.44865490544801" calcext:value-type="float">
            <text:p>2.4486549054</text:p>
          </table:table-cell>
          <table:table-cell table:formula="of:= [.I14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10.17334" calcext:value-type="float">
            <text:p>110.173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50] / [.E150]" office:value-type="float" office:value="5.15527898128531" calcext:value-type="float">
            <text:p>5.1552789813</text:p>
          </table:table-cell>
          <table:table-cell table:formula="of:= [.I15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8.131668" calcext:value-type="float">
            <text:p>138.1316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51] / [.E151]" office:value-type="float" office:value="4.12094032629795" calcext:value-type="float">
            <text:p>4.1209403263</text:p>
          </table:table-cell>
          <table:table-cell table:formula="of:= [.I15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2.901367" calcext:value-type="float">
            <text:p>1232.90136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52] / [.E152]" office:value-type="float" office:value="0.911318872761052" calcext:value-type="float">
            <text:p>0.9113188728</text:p>
          </table:table-cell>
          <table:table-cell table:formula="of:= [.I15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37.835632" calcext:value-type="float">
            <text:p>637.8356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53] / [.E153]" office:value-type="float" office:value="1.75860040067501" calcext:value-type="float">
            <text:p>1.7586004007</text:p>
          </table:table-cell>
          <table:table-cell table:formula="of:= [.I15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3.029327" calcext:value-type="float">
            <text:p>433.02932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54] / [.E154]" office:value-type="float" office:value="2.60482434253235" calcext:value-type="float">
            <text:p>2.6048243425</text:p>
          </table:table-cell>
          <table:table-cell table:formula="of:= [.I15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02.281342" calcext:value-type="float">
            <text:p>202.28134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55] / [.E155]" office:value-type="float" office:value="5.56966003320267" calcext:value-type="float">
            <text:p>5.5696600332</text:p>
          </table:table-cell>
          <table:table-cell table:formula="of:= [.I15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5.346664" calcext:value-type="float">
            <text:p>135.34666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56] / [.E156]" office:value-type="float" office:value="8.36257537902818" calcext:value-type="float">
            <text:p>8.362575379</text:p>
          </table:table-cell>
          <table:table-cell table:formula="of:= [.I15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32.213257" calcext:value-type="float">
            <text:p>1232.21325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57] / [.E157]" office:value-type="float" office:value="0.920329124490177" calcext:value-type="float">
            <text:p>0.9203291245</text:p>
          </table:table-cell>
          <table:table-cell table:formula="of:= [.I15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42.340332" calcext:value-type="float">
            <text:p>642.3403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58] / [.E158]" office:value-type="float" office:value="1.75492602572557" calcext:value-type="float">
            <text:p>1.7549260257</text:p>
          </table:table-cell>
          <table:table-cell table:formula="of:= [.I15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83.618958" calcext:value-type="float">
            <text:p>483.6189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59] / [.E159]" office:value-type="float" office:value="2.341140082023" calcext:value-type="float">
            <text:p>2.341140082</text:p>
          </table:table-cell>
          <table:table-cell table:formula="of:= [.I15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41.444336" calcext:value-type="float">
            <text:p>241.44433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60] / [.E160]" office:value-type="float" office:value="4.64768250351501" calcext:value-type="float">
            <text:p>4.6476825035</text:p>
          </table:table-cell>
          <table:table-cell table:formula="of:= [.I16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2.304657" calcext:value-type="float">
            <text:p>192.30465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61] / [.E161]" office:value-type="float" office:value="5.82232026757418" calcext:value-type="float">
            <text:p>5.8223202676</text:p>
          </table:table-cell>
          <table:table-cell table:formula="of:= [.I16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6.639648" calcext:value-type="float">
            <text:p>1196.63964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62] / [.E162]" office:value-type="float" office:value="0.937942881030129" calcext:value-type="float">
            <text:p>0.937942881</text:p>
          </table:table-cell>
          <table:table-cell table:formula="of:= [.I16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19.388977" calcext:value-type="float">
            <text:p>619.38897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63] / [.E163]" office:value-type="float" office:value="1.80777742029465" calcext:value-type="float">
            <text:p>1.8077774203</text:p>
          </table:table-cell>
          <table:table-cell table:formula="of:= [.I16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7.557007" calcext:value-type="float">
            <text:p>437.55700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64] / [.E164]" office:value-type="float" office:value="2.57465977456053" calcext:value-type="float">
            <text:p>2.5746597746</text:p>
          </table:table-cell>
          <table:table-cell table:formula="of:= [.I16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3.386673" calcext:value-type="float">
            <text:p>193.38667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65] / [.E165]" office:value-type="float" office:value="5.80389715893194" calcext:value-type="float">
            <text:p>5.8038971589</text:p>
          </table:table-cell>
          <table:table-cell table:formula="of:= [.I16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50.473999" calcext:value-type="float">
            <text:p>150.4739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66] / [.E166]" office:value-type="float" office:value="7.44351873043528" calcext:value-type="float">
            <text:p>7.4435187304</text:p>
          </table:table-cell>
          <table:table-cell table:formula="of:= [.I16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4.266357" calcext:value-type="float">
            <text:p>1204.26635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67] / [.E167]" office:value-type="float" office:value="0.936148946158761" calcext:value-type="float">
            <text:p>0.9361489462</text:p>
          </table:table-cell>
          <table:table-cell table:formula="of:= [.I16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16.197998" calcext:value-type="float">
            <text:p>616.19799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68] / [.E168]" office:value-type="float" office:value="1.84008221980624" calcext:value-type="float">
            <text:p>1.8400822198</text:p>
          </table:table-cell>
          <table:table-cell table:formula="of:= [.I16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6.212341" calcext:value-type="float">
            <text:p>436.21234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69] / [.E169]" office:value-type="float" office:value="2.61282376694611" calcext:value-type="float">
            <text:p>2.6128237669</text:p>
          </table:table-cell>
          <table:table-cell table:formula="of:= [.I16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7.013992" calcext:value-type="float">
            <text:p>197.0139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70] / [.E170]" office:value-type="float" office:value="5.72799415688202" calcext:value-type="float">
            <text:p>5.7279941569</text:p>
          </table:table-cell>
          <table:table-cell table:formula="of:= [.I17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19.215668" calcext:value-type="float">
            <text:p>119.21566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71] / [.E171]" office:value-type="float" office:value="9.4706586973115" calcext:value-type="float">
            <text:p>9.4706586973</text:p>
          </table:table-cell>
          <table:table-cell table:formula="of:= [.I17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29.072632" calcext:value-type="float">
            <text:p>1229.0726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72] / [.E172]" office:value-type="float" office:value="0.926428229995768" calcext:value-type="float">
            <text:p>0.92642823</text:p>
          </table:table-cell>
          <table:table-cell table:formula="of:= [.I17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93.009338" calcext:value-type="float">
            <text:p>693.00933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73] / [.E173]" office:value-type="float" office:value="1.66121523603481" calcext:value-type="float">
            <text:p>1.661215236</text:p>
          </table:table-cell>
          <table:table-cell table:formula="of:= [.I17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519.055664" calcext:value-type="float">
            <text:p>519.05566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74] / [.E174]" office:value-type="float" office:value="2.20396067385944" calcext:value-type="float">
            <text:p>2.2039606739</text:p>
          </table:table-cell>
          <table:table-cell table:formula="of:= [.I17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86.612335" calcext:value-type="float">
            <text:p>286.6123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75] / [.E175]" office:value-type="float" office:value="3.95865248786309" calcext:value-type="float">
            <text:p>3.9586524879</text:p>
          </table:table-cell>
          <table:table-cell table:formula="of:= [.I17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64.451996" calcext:value-type="float">
            <text:p>164.45199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76] / [.E176]" office:value-type="float" office:value="6.90324439114743" calcext:value-type="float">
            <text:p>6.9032443911</text:p>
          </table:table-cell>
          <table:table-cell table:formula="of:= [.I17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83.911987" calcext:value-type="float">
            <text:p>1183.91198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77] / [.E177]" office:value-type="float" office:value="0.957834769350975" calcext:value-type="float">
            <text:p>0.9578347694</text:p>
          </table:table-cell>
          <table:table-cell table:formula="of:= [.I17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13.821289" calcext:value-type="float">
            <text:p>613.82128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78] / [.E178]" office:value-type="float" office:value="1.83763640527626" calcext:value-type="float">
            <text:p>1.8376364053</text:p>
          </table:table-cell>
          <table:table-cell table:formula="of:= [.I17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8.225647" calcext:value-type="float">
            <text:p>438.22564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79] / [.E179]" office:value-type="float" office:value="2.58299564333805" calcext:value-type="float">
            <text:p>2.5829956433</text:p>
          </table:table-cell>
          <table:table-cell table:formula="of:= [.I17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00.75" calcext:value-type="float">
            <text:p>200.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80] / [.E180]" office:value-type="float" office:value="5.58118055790785" calcext:value-type="float">
            <text:p>5.5811805579</text:p>
          </table:table-cell>
          <table:table-cell table:formula="of:= [.I18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19.870667" calcext:value-type="float">
            <text:p>119.87066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81] / [.E181]" office:value-type="float" office:value="9.31248936822884" calcext:value-type="float">
            <text:p>9.3124893682</text:p>
          </table:table-cell>
          <table:table-cell table:formula="of:= [.I18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8.031372" calcext:value-type="float">
            <text:p>1218.03137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82] / [.E182]" office:value-type="float" office:value="0.921393353897949" calcext:value-type="float">
            <text:p>0.9213933539</text:p>
          </table:table-cell>
          <table:table-cell table:formula="of:= [.I18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31.458679" calcext:value-type="float">
            <text:p>631.45867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83] / [.E183]" office:value-type="float" office:value="1.77536452230788" calcext:value-type="float">
            <text:p>1.7753645223</text:p>
          </table:table-cell>
          <table:table-cell table:formula="of:= [.I18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4.149689" calcext:value-type="float">
            <text:p>434.14968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84] / [.E184]" office:value-type="float" office:value="2.58250720985775" calcext:value-type="float">
            <text:p>2.5825072099</text:p>
          </table:table-cell>
          <table:table-cell table:formula="of:= [.I18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02.110992" calcext:value-type="float">
            <text:p>202.1109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485] / [.E185]" office:value-type="float" office:value="5.55171498044995" calcext:value-type="float">
            <text:p>5.5517149804</text:p>
          </table:table-cell>
          <table:table-cell table:formula="of:= [.I18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27.734337" calcext:value-type="float">
            <text:p>127.73433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486] / [.E186]" office:value-type="float" office:value="8.78059893950051" calcext:value-type="float">
            <text:p>8.7805989395</text:p>
          </table:table-cell>
          <table:table-cell table:formula="of:= [.I18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23.786377" calcext:value-type="float">
            <text:p>1223.78637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487] / [.E187]" office:value-type="float" office:value="0.918822438403398" calcext:value-type="float">
            <text:p>0.9188224384</text:p>
          </table:table-cell>
          <table:table-cell table:formula="of:= [.I18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61.84668" calcext:value-type="float">
            <text:p>661.8466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488] / [.E188]" office:value-type="float" office:value="1.69218889788795" calcext:value-type="float">
            <text:p>1.6921888979</text:p>
          </table:table-cell>
          <table:table-cell table:formula="of:= [.I18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68.497986" calcext:value-type="float">
            <text:p>468.49798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489] / [.E189]" office:value-type="float" office:value="2.39764607654044" calcext:value-type="float">
            <text:p>2.3976460765</text:p>
          </table:table-cell>
          <table:table-cell table:formula="of:= [.I18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31.223663" calcext:value-type="float">
            <text:p>231.22366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490] / [.E190]" office:value-type="float" office:value="4.88209529402707" calcext:value-type="float">
            <text:p>4.882095294</text:p>
          </table:table-cell>
          <table:table-cell table:formula="of:= [.I19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1.919998" calcext:value-type="float">
            <text:p>191.91999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491] / [.E191]" office:value-type="float" office:value="5.86896094069363" calcext:value-type="float">
            <text:p>5.8689609407</text:p>
          </table:table-cell>
          <table:table-cell table:formula="of:= [.I19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0.798096" calcext:value-type="float">
            <text:p>1210.79809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492] / [.E192]" office:value-type="float" office:value="0.932202779909228" calcext:value-type="float">
            <text:p>0.9322027799</text:p>
          </table:table-cell>
          <table:table-cell table:formula="of:= [.I19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23.72998" calcext:value-type="float">
            <text:p>623.7299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493] / [.E193]" office:value-type="float" office:value="1.83013588668609" calcext:value-type="float">
            <text:p>1.8301358867</text:p>
          </table:table-cell>
          <table:table-cell table:formula="of:= [.I19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9.223328" calcext:value-type="float">
            <text:p>439.22332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494] / [.E194]" office:value-type="float" office:value="2.57609291417236" calcext:value-type="float">
            <text:p>2.5760929142</text:p>
          </table:table-cell>
          <table:table-cell table:formula="of:= [.I19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5.522675" calcext:value-type="float">
            <text:p>195.5226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495] / [.E195]" office:value-type="float" office:value="5.75335508784339" calcext:value-type="float">
            <text:p>5.7533550878</text:p>
          </table:table-cell>
          <table:table-cell table:formula="of:= [.I19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2.623337" calcext:value-type="float">
            <text:p>132.62333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496] / [.E196]" office:value-type="float" office:value="8.47938773400039" calcext:value-type="float">
            <text:p>8.479387734</text:p>
          </table:table-cell>
          <table:table-cell table:formula="of:= [.I19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6.415649" calcext:value-type="float">
            <text:p>1206.41564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497] / [.E197]" office:value-type="float" office:value="0.935172641315763" calcext:value-type="float">
            <text:p>0.9351726413</text:p>
          </table:table-cell>
          <table:table-cell table:formula="of:= [.I19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37.737976" calcext:value-type="float">
            <text:p>637.73797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498] / [.E198]" office:value-type="float" office:value="1.75785463809356" calcext:value-type="float">
            <text:p>1.7578546381</text:p>
          </table:table-cell>
          <table:table-cell table:formula="of:= [.I19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26.35199" calcext:value-type="float">
            <text:p>426.3519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499] / [.E199]" office:value-type="float" office:value="2.63087538303738" calcext:value-type="float">
            <text:p>2.630875383</text:p>
          </table:table-cell>
          <table:table-cell table:formula="of:= [.I19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00.544678" calcext:value-type="float">
            <text:p>200.54467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00] / [.E200]" office:value-type="float" office:value="5.58162766603061" calcext:value-type="float">
            <text:p>5.581627666</text:p>
          </table:table-cell>
          <table:table-cell table:formula="of:= [.I20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20.159332" calcext:value-type="float">
            <text:p>120.1593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01] / [.E201]" office:value-type="float" office:value="9.35829376947602" calcext:value-type="float">
            <text:p>9.3582937695</text:p>
          </table:table-cell>
          <table:table-cell table:formula="of:= [.I20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19.990967" calcext:value-type="float">
            <text:p>1219.99096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02] / [.E202]" office:value-type="float" office:value="0.923646255161166" calcext:value-type="float">
            <text:p>0.9236462552</text:p>
          </table:table-cell>
          <table:table-cell table:formula="of:= [.I20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67.139709" calcext:value-type="float">
            <text:p>667.1397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03] / [.E203]" office:value-type="float" office:value="1.67644089073403" calcext:value-type="float">
            <text:p>1.6764408907</text:p>
          </table:table-cell>
          <table:table-cell table:formula="of:= [.I20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74.412659" calcext:value-type="float">
            <text:p>474.41265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04] / [.E204]" office:value-type="float" office:value="2.36859207207622" calcext:value-type="float">
            <text:p>2.3685920721</text:p>
          </table:table-cell>
          <table:table-cell table:formula="of:= [.I20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64.852661" calcext:value-type="float">
            <text:p>264.8526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05] / [.E205]" office:value-type="float" office:value="4.22741814174183" calcext:value-type="float">
            <text:p>4.2274181417</text:p>
          </table:table-cell>
          <table:table-cell table:formula="of:= [.I20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65.445007" calcext:value-type="float">
            <text:p>265.44500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06] / [.E206]" office:value-type="float" office:value="4.22089049503199" calcext:value-type="float">
            <text:p>4.220890495</text:p>
          </table:table-cell>
          <table:table-cell table:formula="of:= [.I20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88.209961" calcext:value-type="float">
            <text:p>1188.2099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07] / [.E207]" office:value-type="float" office:value="0.94789926188811" calcext:value-type="float">
            <text:p>0.9478992619</text:p>
          </table:table-cell>
          <table:table-cell table:formula="of:= [.I20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23.823303" calcext:value-type="float">
            <text:p>623.82330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08] / [.E208]" office:value-type="float" office:value="1.80307847204611" calcext:value-type="float">
            <text:p>1.803078472</text:p>
          </table:table-cell>
          <table:table-cell table:formula="of:= [.I20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7.583008" calcext:value-type="float">
            <text:p>437.58300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09] / [.E209]" office:value-type="float" office:value="2.58959321153531" calcext:value-type="float">
            <text:p>2.5895932115</text:p>
          </table:table-cell>
          <table:table-cell table:formula="of:= [.I20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8.911316" calcext:value-type="float">
            <text:p>198.91131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10] / [.E210]" office:value-type="float" office:value="5.67795767838568" calcext:value-type="float">
            <text:p>5.6779576784</text:p>
          </table:table-cell>
          <table:table-cell table:formula="of:= [.I21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12.453003" calcext:value-type="float">
            <text:p>112.45300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11] / [.E211]" office:value-type="float" office:value="10.0800095485222" calcext:value-type="float">
            <text:p>10.0800095485</text:p>
          </table:table-cell>
          <table:table-cell table:formula="of:= [.I21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0.973633" calcext:value-type="float">
            <text:p>1190.97363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12] / [.E212]" office:value-type="float" office:value="0.946033580241318" calcext:value-type="float">
            <text:p>0.9460335802</text:p>
          </table:table-cell>
          <table:table-cell table:formula="of:= [.I21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30.904358" calcext:value-type="float">
            <text:p>630.90435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13] / [.E213]" office:value-type="float" office:value="1.78241334798325" calcext:value-type="float">
            <text:p>1.782413348</text:p>
          </table:table-cell>
          <table:table-cell table:formula="of:= [.I21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35.154663" calcext:value-type="float">
            <text:p>435.15466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14] / [.E214]" office:value-type="float" office:value="2.58358634203582" calcext:value-type="float">
            <text:p>2.583586342</text:p>
          </table:table-cell>
          <table:table-cell table:formula="of:= [.I21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196.58934" calcext:value-type="float">
            <text:p>196.5893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15] / [.E215]" office:value-type="float" office:value="5.71653423323971" calcext:value-type="float">
            <text:p>5.7165342332</text:p>
          </table:table-cell>
          <table:table-cell table:formula="of:= [.I21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15.369667" calcext:value-type="float">
            <text:p>115.36966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16] / [.E216]" office:value-type="float" office:value="9.80647073376748" calcext:value-type="float">
            <text:p>9.8064707338</text:p>
          </table:table-cell>
          <table:table-cell table:formula="of:= [.I21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3.202026" calcext:value-type="float">
            <text:p>1203.20202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17] / [.E217]" office:value-type="float" office:value="0.93854228682956" calcext:value-type="float">
            <text:p>0.9385422868</text:p>
          </table:table-cell>
          <table:table-cell table:formula="of:= [.I21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61.702026" calcext:value-type="float">
            <text:p>661.70202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18] / [.E218]" office:value-type="float" office:value="1.70501615783174" calcext:value-type="float">
            <text:p>1.7050161578</text:p>
          </table:table-cell>
          <table:table-cell table:formula="of:= [.I21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67.402649" calcext:value-type="float">
            <text:p>467.40264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19] / [.E219]" office:value-type="float" office:value="2.42357427032896" calcext:value-type="float">
            <text:p>2.4235742703</text:p>
          </table:table-cell>
          <table:table-cell table:formula="of:= [.I21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47.254669" calcext:value-type="float">
            <text:p>247.25466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20] / [.E220]" office:value-type="float" office:value="4.54147393673686" calcext:value-type="float">
            <text:p>4.5414739367</text:p>
          </table:table-cell>
          <table:table-cell table:formula="of:= [.I22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1.977325" calcext:value-type="float">
            <text:p>201.9773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21] / [.E221]" office:value-type="float" office:value="5.63301696861269" calcext:value-type="float">
            <text:p>5.6330169686</text:p>
          </table:table-cell>
          <table:table-cell table:formula="of:= [.I22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8.841675" calcext:value-type="float">
            <text:p>1168.8416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22] / [.E222]" office:value-type="float" office:value="0.963480680135742" calcext:value-type="float">
            <text:p>0.9634806801</text:p>
          </table:table-cell>
          <table:table-cell table:formula="of:= [.I22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612.871643" calcext:value-type="float">
            <text:p>612.87164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23] / [.E223]" office:value-type="float" office:value="1.83110674285186" calcext:value-type="float">
            <text:p>1.8311067429</text:p>
          </table:table-cell>
          <table:table-cell table:formula="of:= [.I22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424.924683" calcext:value-type="float">
            <text:p>424.92468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24] / [.E224]" office:value-type="float" office:value="2.66174841860151" calcext:value-type="float">
            <text:p>2.6617484186</text:p>
          </table:table-cell>
          <table:table-cell table:formula="of:= [.I22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255.549011" calcext:value-type="float">
            <text:p>255.54901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25] / [.E225]" office:value-type="float" office:value="4.40518759432804" calcext:value-type="float">
            <text:p>4.4051875943</text:p>
          </table:table-cell>
          <table:table-cell table:formula="of:= [.I22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36.685333" calcext:value-type="float">
            <text:p>136.68533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26] / [.E226]" office:value-type="float" office:value="8.30003674205483" calcext:value-type="float">
            <text:p>8.3000367421</text:p>
          </table:table-cell>
          <table:table-cell table:formula="of:= [.I22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35.92627" calcext:value-type="float">
            <text:p>2335.9262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27] / [.E227]" office:value-type="float" office:value="0.954396519544258" calcext:value-type="float">
            <text:p>0.9543965195</text:p>
          </table:table-cell>
          <table:table-cell table:formula="of:= [.I22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13.849976" calcext:value-type="float">
            <text:p>1213.84997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28] / [.E228]" office:value-type="float" office:value="1.83725392683947" calcext:value-type="float">
            <text:p>1.8372539268</text:p>
          </table:table-cell>
          <table:table-cell table:formula="of:= [.I22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40.296021" calcext:value-type="float">
            <text:p>840.29602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29] / [.E229]" office:value-type="float" office:value="2.6564708962248" calcext:value-type="float">
            <text:p>2.6564708962</text:p>
          </table:table-cell>
          <table:table-cell table:formula="of:= [.I22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3.925995" calcext:value-type="float">
            <text:p>373.92599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30] / [.E230]" office:value-type="float" office:value="5.9672902682254" calcext:value-type="float">
            <text:p>5.9672902682</text:p>
          </table:table-cell>
          <table:table-cell table:formula="of:= [.I23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7.493332" calcext:value-type="float">
            <text:p>207.4933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31] / [.E231]" office:value-type="float" office:value="10.9217400393377" calcext:value-type="float">
            <text:p>10.9217400393</text:p>
          </table:table-cell>
          <table:table-cell table:formula="of:= [.I23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90.244873" calcext:value-type="float">
            <text:p>2390.24487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32] / [.E232]" office:value-type="float" office:value="0.942302202356821" calcext:value-type="float">
            <text:p>0.9423022024</text:p>
          </table:table-cell>
          <table:table-cell table:formula="of:= [.I23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24.779053" calcext:value-type="float">
            <text:p>1224.77905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33] / [.E233]" office:value-type="float" office:value="1.82817332849993" calcext:value-type="float">
            <text:p>1.8281733285</text:p>
          </table:table-cell>
          <table:table-cell table:formula="of:= [.I23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47.440002" calcext:value-type="float">
            <text:p>847.4400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34] / [.E234]" office:value-type="float" office:value="2.65317858809313" calcext:value-type="float">
            <text:p>2.6531785881</text:p>
          </table:table-cell>
          <table:table-cell table:formula="of:= [.I23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54.497009" calcext:value-type="float">
            <text:p>454.49700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35] / [.E235]" office:value-type="float" office:value="4.91487211965349" calcext:value-type="float">
            <text:p>4.9148721197</text:p>
          </table:table-cell>
          <table:table-cell table:formula="of:= [.I23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68.09198" calcext:value-type="float">
            <text:p>268.0919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36] / [.E236]" office:value-type="float" office:value="8.32816996614371" calcext:value-type="float">
            <text:p>8.3281699661</text:p>
          </table:table-cell>
          <table:table-cell table:formula="of:= [.I23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99.943848" calcext:value-type="float">
            <text:p>2299.94384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37] / [.E237]" office:value-type="float" office:value="0.976422976566513" calcext:value-type="float">
            <text:p>0.9764229766</text:p>
          </table:table-cell>
          <table:table-cell table:formula="of:= [.I23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196.379761" calcext:value-type="float">
            <text:p>1196.37976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38] / [.E238]" office:value-type="float" office:value="1.86493391290326" calcext:value-type="float">
            <text:p>1.8649339129</text:p>
          </table:table-cell>
          <table:table-cell table:formula="of:= [.I23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28.856018" calcext:value-type="float">
            <text:p>828.85601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39] / [.E239]" office:value-type="float" office:value="2.71823081943286" calcext:value-type="float">
            <text:p>2.7182308194</text:p>
          </table:table-cell>
          <table:table-cell table:formula="of:= [.I23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7.247009" calcext:value-type="float">
            <text:p>377.24700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40] / [.E240]" office:value-type="float" office:value="5.96626950062843" calcext:value-type="float">
            <text:p>5.9662695006</text:p>
          </table:table-cell>
          <table:table-cell table:formula="of:= [.I24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0.444672" calcext:value-type="float">
            <text:p>190.44467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41] / [.E241]" office:value-type="float" office:value="11.7674663536925" calcext:value-type="float">
            <text:p>11.7674663537</text:p>
          </table:table-cell>
          <table:table-cell table:formula="of:= [.I24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51.206543" calcext:value-type="float">
            <text:p>2351.20654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42] / [.E242]" office:value-type="float" office:value="0.948569041983991" calcext:value-type="float">
            <text:p>0.948569042</text:p>
          </table:table-cell>
          <table:table-cell table:formula="of:= [.I24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15.522339" calcext:value-type="float">
            <text:p>1215.52233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43] / [.E243]" office:value-type="float" office:value="1.83150870582231" calcext:value-type="float">
            <text:p>1.8315087058</text:p>
          </table:table-cell>
          <table:table-cell table:formula="of:= [.I24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29.183655" calcext:value-type="float">
            <text:p>829.18365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44] / [.E244]" office:value-type="float" office:value="2.68802271795866" calcext:value-type="float">
            <text:p>2.688022718</text:p>
          </table:table-cell>
          <table:table-cell table:formula="of:= [.I24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80.533691" calcext:value-type="float">
            <text:p>380.53369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45] / [.E245]" office:value-type="float" office:value="5.85690841497659" calcext:value-type="float">
            <text:p>5.856908415</text:p>
          </table:table-cell>
          <table:table-cell table:formula="of:= [.I24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7.859009" calcext:value-type="float">
            <text:p>187.85900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46] / [.E246]" office:value-type="float" office:value="11.8736052791591" calcext:value-type="float">
            <text:p>11.8736052792</text:p>
          </table:table-cell>
          <table:table-cell table:formula="of:= [.I24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08.81543" calcext:value-type="float">
            <text:p>2408.8154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47] / [.E247]" office:value-type="float" office:value="0.941929099980898" calcext:value-type="float">
            <text:p>0.9419291</text:p>
          </table:table-cell>
          <table:table-cell table:formula="of:= [.I24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61.553711" calcext:value-type="float">
            <text:p>1261.5537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48] / [.E248]" office:value-type="float" office:value="1.77293817813517" calcext:value-type="float">
            <text:p>1.7729381781</text:p>
          </table:table-cell>
          <table:table-cell table:formula="of:= [.I24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67.070007" calcext:value-type="float">
            <text:p>867.07000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49] / [.E249]" office:value-type="float" office:value="2.57411424450298" calcext:value-type="float">
            <text:p>2.5741142445</text:p>
          </table:table-cell>
          <table:table-cell table:formula="of:= [.I24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10.028992" calcext:value-type="float">
            <text:p>410.02899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50] / [.E250]" office:value-type="float" office:value="5.44764260474537" calcext:value-type="float">
            <text:p>5.4476426047</text:p>
          </table:table-cell>
          <table:table-cell table:formula="of:= [.I25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72.200317" calcext:value-type="float">
            <text:p>272.20031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51] / [.E251]" office:value-type="float" office:value="8.18695482636047" calcext:value-type="float">
            <text:p>8.1869548264</text:p>
          </table:table-cell>
          <table:table-cell table:formula="of:= [.I25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2.244141" calcext:value-type="float">
            <text:p>2312.24414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52] / [.E252]" office:value-type="float" office:value="0.966671037615141" calcext:value-type="float">
            <text:p>0.9666710376</text:p>
          </table:table-cell>
          <table:table-cell table:formula="of:= [.I25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179.565674" calcext:value-type="float">
            <text:p>1179.56567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53] / [.E253]" office:value-type="float" office:value="1.8904653027399" calcext:value-type="float">
            <text:p>1.8904653027</text:p>
          </table:table-cell>
          <table:table-cell table:formula="of:= [.I25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11.358643" calcext:value-type="float">
            <text:p>811.35864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54] / [.E254]" office:value-type="float" office:value="2.75570700859595" calcext:value-type="float">
            <text:p>2.7557070086</text:p>
          </table:table-cell>
          <table:table-cell table:formula="of:= [.I25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2.315002" calcext:value-type="float">
            <text:p>372.31500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55] / [.E255]" office:value-type="float" office:value="5.99860427058483" calcext:value-type="float">
            <text:p>5.9986042706</text:p>
          </table:table-cell>
          <table:table-cell table:formula="of:= [.I25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5.129669" calcext:value-type="float">
            <text:p>245.12966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56] / [.E256]" office:value-type="float" office:value="9.12789874896784" calcext:value-type="float">
            <text:p>9.127898749</text:p>
          </table:table-cell>
          <table:table-cell table:formula="of:= [.I25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59.634521" calcext:value-type="float">
            <text:p>2359.63452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57] / [.E257]" office:value-type="float" office:value="0.944801911973723" calcext:value-type="float">
            <text:p>0.944801912</text:p>
          </table:table-cell>
          <table:table-cell table:formula="of:= [.I25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01.568115" calcext:value-type="float">
            <text:p>1201.56811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58] / [.E258]" office:value-type="float" office:value="1.85621897515148" calcext:value-type="float">
            <text:p>1.8562189752</text:p>
          </table:table-cell>
          <table:table-cell table:formula="of:= [.I25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28.448975" calcext:value-type="float">
            <text:p>828.44897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59] / [.E259]" office:value-type="float" office:value="2.69629628789148" calcext:value-type="float">
            <text:p>2.6962962879</text:p>
          </table:table-cell>
          <table:table-cell table:formula="of:= [.I25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4.07666" calcext:value-type="float">
            <text:p>374.0766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60] / [.E260]" office:value-type="float" office:value="6.03281387029065" calcext:value-type="float">
            <text:p>6.0328138703</text:p>
          </table:table-cell>
          <table:table-cell table:formula="of:= [.I26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53.735657" calcext:value-type="float">
            <text:p>253.73565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61] / [.E261]" office:value-type="float" office:value="8.820058660498" calcext:value-type="float">
            <text:p>8.8200586605</text:p>
          </table:table-cell>
          <table:table-cell table:formula="of:= [.I26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83.597412" calcext:value-type="float">
            <text:p>2383.59741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62] / [.E262]" office:value-type="float" office:value="0.941022706144808" calcext:value-type="float">
            <text:p>0.9410227061</text:p>
          </table:table-cell>
          <table:table-cell table:formula="of:= [.I26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66.584717" calcext:value-type="float">
            <text:p>1266.58471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63] / [.E263]" office:value-type="float" office:value="1.78253604334308" calcext:value-type="float">
            <text:p>1.7825360433</text:p>
          </table:table-cell>
          <table:table-cell table:formula="of:= [.I26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93.463989" calcext:value-type="float">
            <text:p>893.46398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64] / [.E264]" office:value-type="float" office:value="2.53341561928357" calcext:value-type="float">
            <text:p>2.5334156193</text:p>
          </table:table-cell>
          <table:table-cell table:formula="of:= [.I26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65.462341" calcext:value-type="float">
            <text:p>465.46234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65] / [.E265]" office:value-type="float" office:value="4.84332942200366" calcext:value-type="float">
            <text:p>4.843329422</text:p>
          </table:table-cell>
          <table:table-cell table:formula="of:= [.I26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51.851318" calcext:value-type="float">
            <text:p>251.85131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66] / [.E266]" office:value-type="float" office:value="8.92259955137499" calcext:value-type="float">
            <text:p>8.9225995514</text:p>
          </table:table-cell>
          <table:table-cell table:formula="of:= [.I26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7.75708" calcext:value-type="float">
            <text:p>2317.7570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67] / [.E267]" office:value-type="float" office:value="0.968556068869823" calcext:value-type="float">
            <text:p>0.9685560689</text:p>
          </table:table-cell>
          <table:table-cell table:formula="of:= [.I26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03.368286" calcext:value-type="float">
            <text:p>1203.36828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68] / [.E268]" office:value-type="float" office:value="1.85835433259872" calcext:value-type="float">
            <text:p>1.8583543326</text:p>
          </table:table-cell>
          <table:table-cell table:formula="of:= [.I26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19.688965" calcext:value-type="float">
            <text:p>819.68896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69] / [.E269]" office:value-type="float" office:value="2.7287911701971" calcext:value-type="float">
            <text:p>2.7287911702</text:p>
          </table:table-cell>
          <table:table-cell table:formula="of:= [.I26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3.547668" calcext:value-type="float">
            <text:p>373.54766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70] / [.E270]" office:value-type="float" office:value="5.98695306003088" calcext:value-type="float">
            <text:p>5.98695306</text:p>
          </table:table-cell>
          <table:table-cell table:formula="of:= [.I27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05.728668" calcext:value-type="float">
            <text:p>205.72866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utex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71] / [.E271]" office:value-type="float" office:value="10.841818603521" calcext:value-type="float">
            <text:p>10.8418186035</text:p>
          </table:table-cell>
          <table:table-cell table:formula="of:= [.I271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7.852295" calcext:value-type="float">
            <text:p>2317.85229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72] / [.E272]" office:value-type="float" office:value="0.96971947213746" calcext:value-type="float">
            <text:p>0.9697194721</text:p>
          </table:table-cell>
          <table:table-cell table:formula="of:= [.I272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188.664673" calcext:value-type="float">
            <text:p>1188.66467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73] / [.E273]" office:value-type="float" office:value="1.8911505482253" calcext:value-type="float">
            <text:p>1.8911505482</text:p>
          </table:table-cell>
          <table:table-cell table:formula="of:= [.I273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31.427734" calcext:value-type="float">
            <text:p>831.42773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74] / [.E274]" office:value-type="float" office:value="2.71931753481776" calcext:value-type="float">
            <text:p>2.7193175348</text:p>
          </table:table-cell>
          <table:table-cell table:formula="of:= [.I274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6.807648" calcext:value-type="float">
            <text:p>376.80764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75] / [.E275]" office:value-type="float" office:value="5.94989597716446" calcext:value-type="float">
            <text:p>5.9498959772</text:p>
          </table:table-cell>
          <table:table-cell table:formula="of:= [.I275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84.068665" calcext:value-type="float">
            <text:p>184.06866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76] / [.E276]" office:value-type="float" office:value="12.1488675435333" calcext:value-type="float">
            <text:p>12.1488675435</text:p>
          </table:table-cell>
          <table:table-cell table:formula="of:= [.I27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6.266846" calcext:value-type="float">
            <text:p>2326.26684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77] / [.E277]" office:value-type="float" office:value="0.966690171794676" calcext:value-type="float">
            <text:p>0.9666901718</text:p>
          </table:table-cell>
          <table:table-cell table:formula="of:= [.I27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35.092651" calcext:value-type="float">
            <text:p>1235.09265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78] / [.E278]" office:value-type="float" office:value="1.82627683208521" calcext:value-type="float">
            <text:p>1.8262768321</text:p>
          </table:table-cell>
          <table:table-cell table:formula="of:= [.I27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70.580688" calcext:value-type="float">
            <text:p>870.58068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79] / [.E279]" office:value-type="float" office:value="2.61034911792116" calcext:value-type="float">
            <text:p>2.6103491179</text:p>
          </table:table-cell>
          <table:table-cell table:formula="of:= [.I27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09.328003" calcext:value-type="float">
            <text:p>409.32800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80] / [.E280]" office:value-type="float" office:value="5.49923461503317" calcext:value-type="float">
            <text:p>5.499234615</text:p>
          </table:table-cell>
          <table:table-cell table:formula="of:= [.I28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16.421692" calcext:value-type="float">
            <text:p>316.42169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81] / [.E281]" office:value-type="float" office:value="7.14564508744236" calcext:value-type="float">
            <text:p>7.1456450874</text:p>
          </table:table-cell>
          <table:table-cell table:formula="of:= [.I28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97.461914" calcext:value-type="float">
            <text:p>2297.46191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82] / [.E282]" office:value-type="float" office:value="0.974097711636755" calcext:value-type="float">
            <text:p>0.9740977116</text:p>
          </table:table-cell>
          <table:table-cell table:formula="of:= [.I28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185.447266" calcext:value-type="float">
            <text:p>1185.44726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83] / [.E283]" office:value-type="float" office:value="1.8849357597658" calcext:value-type="float">
            <text:p>1.8849357598</text:p>
          </table:table-cell>
          <table:table-cell table:formula="of:= [.I28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17.777283" calcext:value-type="float">
            <text:p>817.77728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84] / [.E284]" office:value-type="float" office:value="2.73680048165388" calcext:value-type="float">
            <text:p>2.7368004817</text:p>
          </table:table-cell>
          <table:table-cell table:formula="of:= [.I28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4.317322" calcext:value-type="float">
            <text:p>374.31732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585] / [.E285]" office:value-type="float" office:value="5.95850812108557" calcext:value-type="float">
            <text:p>5.9585081211</text:p>
          </table:table-cell>
          <table:table-cell table:formula="of:= [.I28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30.904343" calcext:value-type="float">
            <text:p>230.90434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586] / [.E286]" office:value-type="float" office:value="9.67172438155483" calcext:value-type="float">
            <text:p>9.6717243816</text:p>
          </table:table-cell>
          <table:table-cell table:formula="of:= [.I286] + 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15.339355" calcext:value-type="float">
            <text:p>2315.33935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" calcext:value-type="float">
            <text:p>1</text:p>
          </table:table-cell>
          <table:table-cell table:formula="of:= [.E587] / [.E287]" office:value-type="float" office:value="0.977807759415898" calcext:value-type="float">
            <text:p>0.9778077594</text:p>
          </table:table-cell>
          <table:table-cell table:formula="of:= [.I287] + 1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187.854004" calcext:value-type="float">
            <text:p>1187.85400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2" calcext:value-type="float">
            <text:p>2</text:p>
          </table:table-cell>
          <table:table-cell table:formula="of:= [.E588] / [.E288]" office:value-type="float" office:value="1.87569042954541" calcext:value-type="float">
            <text:p>1.8756904295</text:p>
          </table:table-cell>
          <table:table-cell table:formula="of:= [.I288] + 1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43.752319" calcext:value-type="float">
            <text:p>843.7523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3" calcext:value-type="float">
            <text:p>3</text:p>
          </table:table-cell>
          <table:table-cell table:formula="of:= [.E589] / [.E289]" office:value-type="float" office:value="2.6511235010899" calcext:value-type="float">
            <text:p>2.6511235011</text:p>
          </table:table-cell>
          <table:table-cell table:formula="of:= [.I289] + 1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8.499664" calcext:value-type="float">
            <text:p>378.49966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7" calcext:value-type="float">
            <text:p>7</text:p>
          </table:table-cell>
          <table:table-cell table:formula="of:= [.E590] / [.E290]" office:value-type="float" office:value="5.92487767439603" calcext:value-type="float">
            <text:p>5.9248776744</text:p>
          </table:table-cell>
          <table:table-cell table:formula="of:= [.I290] + 1" office:value-type="float" office:value="8" calcext:value-type="float">
            <text:p>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197.581009" calcext:value-type="float">
            <text:p>197.58100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ockfree</text:p>
          </table:table-cell>
          <table:table-cell office:value-type="float" office:value="15" calcext:value-type="float">
            <text:p>15</text:p>
          </table:table-cell>
          <table:table-cell table:formula="of:= [.E591] / [.E291]" office:value-type="float" office:value="11.2632784054666" calcext:value-type="float">
            <text:p>11.2632784055</text:p>
          </table:table-cell>
          <table:table-cell table:formula="of:= [.I291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49.782959" calcext:value-type="float">
            <text:p>2349.78295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  <table:table-cell table:formula="of:= [.E592] / [.E292]" office:value-type="float" office:value="0.950188738261251" calcext:value-type="float">
            <text:p>0.9501887383</text:p>
          </table:table-cell>
          <table:table-cell table:formula="of:= [.I292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56.563965" calcext:value-type="float">
            <text:p>1256.56396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table:formula="of:= [.E593] / [.E293]" office:value-type="float" office:value="1.78659562308871" calcext:value-type="float">
            <text:p>1.7865956231</text:p>
          </table:table-cell>
          <table:table-cell table:formula="of:= [.I293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50.825012" calcext:value-type="float">
            <text:p>850.82501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3" calcext:value-type="float">
            <text:p>3</text:p>
          </table:table-cell>
          <table:table-cell table:formula="of:= [.E594] / [.E294]" office:value-type="float" office:value="2.63580306922148" calcext:value-type="float">
            <text:p>2.6358030692</text:p>
          </table:table-cell>
          <table:table-cell table:formula="of:= [.I294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431.304626" calcext:value-type="float">
            <text:p>431.30462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7" calcext:value-type="float">
            <text:p>7</text:p>
          </table:table-cell>
          <table:table-cell table:formula="of:= [.E595] / [.E295]" office:value-type="float" office:value="5.19251086122132" calcext:value-type="float">
            <text:p>5.1925108612</text:p>
          </table:table-cell>
          <table:table-cell table:formula="of:= [.I295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330.18634" calcext:value-type="float">
            <text:p>330.1863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random</text:p>
          </table:table-cell>
          <table:table-cell office:value-type="float" office:value="15" calcext:value-type="float">
            <text:p>15</text:p>
          </table:table-cell>
          <table:table-cell table:formula="of:= [.E596] / [.E296]" office:value-type="float" office:value="6.7629115002153" calcext:value-type="float">
            <text:p>6.7629115002</text:p>
          </table:table-cell>
          <table:table-cell table:formula="of:= [.I296] + 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01.366455" calcext:value-type="float">
            <text:p>2301.36645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 [.E597] / [.E297]" office:value-type="float" office:value="0.9710529907763" calcext:value-type="float">
            <text:p>0.9710529908</text:p>
          </table:table-cell>
          <table:table-cell table:formula="of:= [.I297] + 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65536" calcext:value-type="float">
            <text:p>65536</text:p>
          </table:table-cell>
          <table:table-cell office:value-type="float" office:value="1219.091064" calcext:value-type="float">
            <text:p>1219.09106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formula="of:= [.E598] / [.E298]" office:value-type="float" office:value="1.82507719784254" calcext:value-type="float">
            <text:p>1.8250771978</text:p>
          </table:table-cell>
          <table:table-cell table:formula="of:= [.I298] + 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43690" calcext:value-type="float">
            <text:p>43690</text:p>
          </table:table-cell>
          <table:table-cell office:value-type="float" office:value="837.20697" calcext:value-type="float">
            <text:p>837.2069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table:formula="of:= [.E599] / [.E299]" office:value-type="float" office:value="2.66166647298696" calcext:value-type="float">
            <text:p>2.661666473</text:p>
          </table:table-cell>
          <table:table-cell table:formula="of:= [.I299] + 1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18724" calcext:value-type="float">
            <text:p>18724</text:p>
          </table:table-cell>
          <table:table-cell office:value-type="float" office:value="378.884644" calcext:value-type="float">
            <text:p>378.88464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formula="of:= [.E600] / [.E300]" office:value-type="float" office:value="5.89131209550947" calcext:value-type="float">
            <text:p>5.8913120955</text:p>
          </table:table-cell>
          <table:table-cell table:formula="of:= [.I300] + 1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parallel</text:p>
          </table:table-cell>
          <table:table-cell office:value-type="float" office:value="8738" calcext:value-type="float">
            <text:p>8738</text:p>
          </table:table-cell>
          <table:table-cell office:value-type="float" office:value="245.189667" calcext:value-type="float">
            <text:p>245.18966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last</text:p>
          </table:table-cell>
          <table:table-cell office:value-type="float" office:value="15" calcext:value-type="float">
            <text:p>15</text:p>
          </table:table-cell>
          <table:table-cell table:formula="of:= [.E601] / [.E301]" office:value-type="float" office:value="9.15537747763245" calcext:value-type="float">
            <text:p>9.1553774776</text:p>
          </table:table-cell>
          <table:table-cell table:formula="of:= [.I301] + 1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848999" calcext:value-type="float">
            <text:p>288.848999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466675" calcext:value-type="float">
            <text:p>287.4666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452667" calcext:value-type="float">
            <text:p>287.4526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098328" calcext:value-type="float">
            <text:p>289.0983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813995" calcext:value-type="float">
            <text:p>287.8139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98233" calcext:value-type="float">
            <text:p>288.982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684326" calcext:value-type="float">
            <text:p>288.6843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6.591003" calcext:value-type="float">
            <text:p>286.5910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294647" calcext:value-type="float">
            <text:p>289.2946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492004" calcext:value-type="float">
            <text:p>294.4920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828339" calcext:value-type="float">
            <text:p>290.8283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306" calcext:value-type="float">
            <text:p>290.3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734009" calcext:value-type="float">
            <text:p>289.7340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344666" calcext:value-type="float">
            <text:p>291.3446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581665" calcext:value-type="float">
            <text:p>290.5816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247986" calcext:value-type="float">
            <text:p>290.24798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482666" calcext:value-type="float">
            <text:p>289.4826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468994" calcext:value-type="float">
            <text:p>293.46899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119995" calcext:value-type="float">
            <text:p>295.11999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138672" calcext:value-type="float">
            <text:p>292.13867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809998" calcext:value-type="float">
            <text:p>292.80999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.662323" calcext:value-type="float">
            <text:p>297.66232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473328" calcext:value-type="float">
            <text:p>295.47332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5.283661" calcext:value-type="float">
            <text:p>295.28366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0.330322" calcext:value-type="float">
            <text:p>300.3303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493317" calcext:value-type="float">
            <text:p>294.493317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722321" calcext:value-type="float">
            <text:p>290.72232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919678" calcext:value-type="float">
            <text:p>290.91967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060669" calcext:value-type="float">
            <text:p>293.06066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6.934998" calcext:value-type="float">
            <text:p>296.93499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256317" calcext:value-type="float">
            <text:p>289.256317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860992" calcext:value-type="float">
            <text:p>287.86099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377319" calcext:value-type="float">
            <text:p>290.37731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121338" calcext:value-type="float">
            <text:p>290.12133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130341" calcext:value-type="float">
            <text:p>290.13034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476349" calcext:value-type="float">
            <text:p>291.4763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10434" calcext:value-type="float">
            <text:p>288.104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651337" calcext:value-type="float">
            <text:p>292.6513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822998" calcext:value-type="float">
            <text:p>288.8229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503662" calcext:value-type="float">
            <text:p>291.5036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962006" calcext:value-type="float">
            <text:p>289.96200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531006" calcext:value-type="float">
            <text:p>292.53100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569" calcext:value-type="float">
            <text:p>293.56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947327" calcext:value-type="float">
            <text:p>289.947327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555328" calcext:value-type="float">
            <text:p>291.55532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079987" calcext:value-type="float">
            <text:p>289.079987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964996" calcext:value-type="float">
            <text:p>287.96499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258667" calcext:value-type="float">
            <text:p>287.258667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519684" calcext:value-type="float">
            <text:p>288.51968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684998" calcext:value-type="float">
            <text:p>288.684998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454315" calcext:value-type="float">
            <text:p>288.45431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415344" calcext:value-type="float">
            <text:p>290.41534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130005" calcext:value-type="float">
            <text:p>291.13000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321655" calcext:value-type="float">
            <text:p>289.32165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356659" calcext:value-type="float">
            <text:p>290.35665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293976" calcext:value-type="float">
            <text:p>289.2939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722321" calcext:value-type="float">
            <text:p>287.7223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96701" calcext:value-type="float">
            <text:p>288.967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157349" calcext:value-type="float">
            <text:p>292.1573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768646" calcext:value-type="float">
            <text:p>289.7686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24234" calcext:value-type="float">
            <text:p>289.2423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685974" calcext:value-type="float">
            <text:p>289.68597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7.907654" calcext:value-type="float">
            <text:p>287.90765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6.536346" calcext:value-type="float">
            <text:p>296.53634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4.286316" calcext:value-type="float">
            <text:p>294.28631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469666" calcext:value-type="float">
            <text:p>288.46966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785004" calcext:value-type="float">
            <text:p>293.78500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651978" calcext:value-type="float">
            <text:p>290.651978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.789673" calcext:value-type="float">
            <text:p>291.789673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6.331329" calcext:value-type="float">
            <text:p>296.331329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.11734" calcext:value-type="float">
            <text:p>290.1173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9.496979" calcext:value-type="float">
            <text:p>289.496979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8.538666" calcext:value-type="float">
            <text:p>288.53866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3.225006" calcext:value-type="float">
            <text:p>293.225006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2.243652" calcext:value-type="float">
            <text:p>292.24365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223022" calcext:value-type="float">
            <text:p>566.223022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215332" calcext:value-type="float">
            <text:p>566.21533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416992" calcext:value-type="float">
            <text:p>566.41699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377991" calcext:value-type="float">
            <text:p>566.37799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129944" calcext:value-type="float">
            <text:p>563.12994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470642" calcext:value-type="float">
            <text:p>566.47064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.465698" calcext:value-type="float">
            <text:p>574.46569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861633" calcext:value-type="float">
            <text:p>571.861633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895691" calcext:value-type="float">
            <text:p>568.89569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436646" calcext:value-type="float">
            <text:p>567.43664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598022" calcext:value-type="float">
            <text:p>565.59802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137695" calcext:value-type="float">
            <text:p>568.13769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421021" calcext:value-type="float">
            <text:p>567.42102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744995" calcext:value-type="float">
            <text:p>568.74499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618347" calcext:value-type="float">
            <text:p>563.61834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977356" calcext:value-type="float">
            <text:p>571.977356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70105" calcext:value-type="float">
            <text:p>573.7010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7.062012" calcext:value-type="float">
            <text:p>577.0620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326355" calcext:value-type="float">
            <text:p>573.32635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6.99939" calcext:value-type="float">
            <text:p>576.99939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774963" calcext:value-type="float">
            <text:p>566.774963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5.809387" calcext:value-type="float">
            <text:p>575.809387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.972351" calcext:value-type="float">
            <text:p>574.97235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04895" calcext:value-type="float">
            <text:p>573.0489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0.76001" calcext:value-type="float">
            <text:p>570.7600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264648" calcext:value-type="float">
            <text:p>567.26464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7.656982" calcext:value-type="float">
            <text:p>577.65698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304321" calcext:value-type="float">
            <text:p>573.30432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1.817688" calcext:value-type="float">
            <text:p>581.81768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5.505371" calcext:value-type="float">
            <text:p>575.50537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336975" calcext:value-type="float">
            <text:p>571.33697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176697" calcext:value-type="float">
            <text:p>567.176697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80.719666" calcext:value-type="float">
            <text:p>580.719666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6.726685" calcext:value-type="float">
            <text:p>576.72668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160645" calcext:value-type="float">
            <text:p>571.16064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756348" calcext:value-type="float">
            <text:p>567.75634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310364" calcext:value-type="float">
            <text:p>568.31036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164673" calcext:value-type="float">
            <text:p>573.16467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827332" calcext:value-type="float">
            <text:p>573.82733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44165" calcext:value-type="float">
            <text:p>569.4416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856323" calcext:value-type="float">
            <text:p>568.85632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43866" calcext:value-type="float">
            <text:p>566.43866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833679" calcext:value-type="float">
            <text:p>567.833679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22699" calcext:value-type="float">
            <text:p>566.22699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4.310303" calcext:value-type="float">
            <text:p>564.31030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5.813965" calcext:value-type="float">
            <text:p>565.81396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202026" calcext:value-type="float">
            <text:p>567.202026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8.187012" calcext:value-type="float">
            <text:p>578.18701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046997" calcext:value-type="float">
            <text:p>573.046997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234314" calcext:value-type="float">
            <text:p>571.23431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55603" calcext:value-type="float">
            <text:p>572.55603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576355" calcext:value-type="float">
            <text:p>568.57635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824646" calcext:value-type="float">
            <text:p>567.824646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1.581665" calcext:value-type="float">
            <text:p>571.581665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796326" calcext:value-type="float">
            <text:p>566.796326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289978" calcext:value-type="float">
            <text:p>566.28997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006714" calcext:value-type="float">
            <text:p>567.00671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78772" calcext:value-type="float">
            <text:p>567.7877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596985" calcext:value-type="float">
            <text:p>568.59698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3.805359" calcext:value-type="float">
            <text:p>563.80535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337646" calcext:value-type="float">
            <text:p>567.33764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612976" calcext:value-type="float">
            <text:p>572.61297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033325" calcext:value-type="float">
            <text:p>572.033325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8.277954" calcext:value-type="float">
            <text:p>568.277954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.388306" calcext:value-type="float">
            <text:p>566.388306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031677" calcext:value-type="float">
            <text:p>572.03167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499695" calcext:value-type="float">
            <text:p>572.499695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144348" calcext:value-type="float">
            <text:p>572.144348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4.609009" calcext:value-type="float">
            <text:p>574.609009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2.547668" calcext:value-type="float">
            <text:p>572.547668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562988" calcext:value-type="float">
            <text:p>567.562988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989685" calcext:value-type="float">
            <text:p>567.989685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73.195007" calcext:value-type="float">
            <text:p>573.19500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7.974304" calcext:value-type="float">
            <text:p>567.974304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9.232361" calcext:value-type="float">
            <text:p>569.23236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566284" calcext:value-type="float">
            <text:p>1123.566284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697998" calcext:value-type="float">
            <text:p>1121.69799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965332" calcext:value-type="float">
            <text:p>1127.96533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638306" calcext:value-type="float">
            <text:p>1126.63830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84668" calcext:value-type="float">
            <text:p>1131.8466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.041748" calcext:value-type="float">
            <text:p>1134.04174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259766" calcext:value-type="float">
            <text:p>1127.25976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219727" calcext:value-type="float">
            <text:p>1132.219727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156616" calcext:value-type="float">
            <text:p>1122.15661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659302" calcext:value-type="float">
            <text:p>1119.65930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379639" calcext:value-type="float">
            <text:p>1122.379639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717407" calcext:value-type="float">
            <text:p>1119.717407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560425" calcext:value-type="float">
            <text:p>1126.560425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396362" calcext:value-type="float">
            <text:p>1122.39636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05603" calcext:value-type="float">
            <text:p>1120.05603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372681" calcext:value-type="float">
            <text:p>1127.37268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3.85498" calcext:value-type="float">
            <text:p>1133.85498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9.745972" calcext:value-type="float">
            <text:p>1139.74597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.494995" calcext:value-type="float">
            <text:p>1128.494995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.050903" calcext:value-type="float">
            <text:p>1129.050903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8.647583" calcext:value-type="float">
            <text:p>1138.647583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.237671" calcext:value-type="float">
            <text:p>1151.23767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3.978271" calcext:value-type="float">
            <text:p>1143.97827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.598633" calcext:value-type="float">
            <text:p>1134.598633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5.252319" calcext:value-type="float">
            <text:p>1135.252319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3.992065" calcext:value-type="float">
            <text:p>1133.992065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.980347" calcext:value-type="float">
            <text:p>1127.980347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934937" calcext:value-type="float">
            <text:p>1131.934937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421997" calcext:value-type="float">
            <text:p>1120.421997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6.294312" calcext:value-type="float">
            <text:p>1116.29431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286011" calcext:value-type="float">
            <text:p>1122.28601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069336" calcext:value-type="float">
            <text:p>1121.069336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194702" calcext:value-type="float">
            <text:p>1121.194702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062622" calcext:value-type="float">
            <text:p>1122.062622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583984" calcext:value-type="float">
            <text:p>1121.583984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442383" calcext:value-type="float">
            <text:p>1124.442383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969604" calcext:value-type="float">
            <text:p>1119.96960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292358" calcext:value-type="float">
            <text:p>1123.29235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.855957" calcext:value-type="float">
            <text:p>1128.85595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370972" calcext:value-type="float">
            <text:p>1126.37097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.709351" calcext:value-type="float">
            <text:p>1128.70935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1.51062" calcext:value-type="float">
            <text:p>1141.51062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480103" calcext:value-type="float">
            <text:p>1131.480103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911377" calcext:value-type="float">
            <text:p>1124.911377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564697" calcext:value-type="float">
            <text:p>1124.564697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.206909" calcext:value-type="float">
            <text:p>1128.206909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050659" calcext:value-type="float">
            <text:p>1121.050659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1.678955" calcext:value-type="float">
            <text:p>1121.67895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365723" calcext:value-type="float">
            <text:p>1119.365723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486328" calcext:value-type="float">
            <text:p>1124.486328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840088" calcext:value-type="float">
            <text:p>1126.840088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8.420288" calcext:value-type="float">
            <text:p>1118.420288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690063" calcext:value-type="float">
            <text:p>1123.690063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9.642944" calcext:value-type="float">
            <text:p>1119.642944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0.414307" calcext:value-type="float">
            <text:p>1120.414307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303345" calcext:value-type="float">
            <text:p>1126.303345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802368" calcext:value-type="float">
            <text:p>1124.80236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3.161987" calcext:value-type="float">
            <text:p>1133.16198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.410034" calcext:value-type="float">
            <text:p>1129.41003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3.527344" calcext:value-type="float">
            <text:p>1133.52734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70105" calcext:value-type="float">
            <text:p>1126.70105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532349" calcext:value-type="float">
            <text:p>1124.532349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4.259644" calcext:value-type="float">
            <text:p>1124.259644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3.809692" calcext:value-type="float">
            <text:p>1123.809692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369263" calcext:value-type="float">
            <text:p>1131.369263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.255981" calcext:value-type="float">
            <text:p>1129.255981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.212646" calcext:value-type="float">
            <text:p>1128.212646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2.785034" calcext:value-type="float">
            <text:p>1132.785034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900635" calcext:value-type="float">
            <text:p>1122.900635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7.741699" calcext:value-type="float">
            <text:p>1137.741699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6.156372" calcext:value-type="float">
            <text:p>1126.156372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2.233398" calcext:value-type="float">
            <text:p>1122.233398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1.042603" calcext:value-type="float">
            <text:p>1131.042603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5.741333" calcext:value-type="float">
            <text:p>1125.741333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.493286" calcext:value-type="float">
            <text:p>1134.493286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9.399902" calcext:value-type="float">
            <text:p>2229.399902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150635" calcext:value-type="float">
            <text:p>2230.15063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221924" calcext:value-type="float">
            <text:p>2232.221924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324951" calcext:value-type="float">
            <text:p>2231.32495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6.188232" calcext:value-type="float">
            <text:p>2266.18823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2.333008" calcext:value-type="float">
            <text:p>2252.33300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9.108398" calcext:value-type="float">
            <text:p>2239.10839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8.409668" calcext:value-type="float">
            <text:p>2248.40966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794678" calcext:value-type="float">
            <text:p>2233.79467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715576" calcext:value-type="float">
            <text:p>2232.71557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5.718018" calcext:value-type="float">
            <text:p>2245.71801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169189" calcext:value-type="float">
            <text:p>2231.169189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3.021973" calcext:value-type="float">
            <text:p>2253.021973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0.757324" calcext:value-type="float">
            <text:p>2250.75732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1.05127" calcext:value-type="float">
            <text:p>2241.05127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281738" calcext:value-type="float">
            <text:p>2230.281738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6.239746" calcext:value-type="float">
            <text:p>2226.239746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864502" calcext:value-type="float">
            <text:p>2228.864502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750977" calcext:value-type="float">
            <text:p>2228.750977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563721" calcext:value-type="float">
            <text:p>2230.563721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8.93335" calcext:value-type="float">
            <text:p>2268.93335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656738" calcext:value-type="float">
            <text:p>2236.656738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1.937256" calcext:value-type="float">
            <text:p>2231.937256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691406" calcext:value-type="float">
            <text:p>2233.691406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491699" calcext:value-type="float">
            <text:p>2228.491699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5.179443" calcext:value-type="float">
            <text:p>2235.179443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9.927979" calcext:value-type="float">
            <text:p>2229.927979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5.866699" calcext:value-type="float">
            <text:p>2235.866699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370361" calcext:value-type="float">
            <text:p>2233.370361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7.518799" calcext:value-type="float">
            <text:p>2237.518799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9.387207" calcext:value-type="float">
            <text:p>2229.387207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373535" calcext:value-type="float">
            <text:p>2230.373535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743896" calcext:value-type="float">
            <text:p>2233.743896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6.734863" calcext:value-type="float">
            <text:p>2256.734863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7.963379" calcext:value-type="float">
            <text:p>2237.963379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3.019287" calcext:value-type="float">
            <text:p>2243.019287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7.73291" calcext:value-type="float">
            <text:p>2257.7329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3.515625" calcext:value-type="float">
            <text:p>2263.51562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4.387451" calcext:value-type="float">
            <text:p>2254.38745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7.168457" calcext:value-type="float">
            <text:p>2247.168457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4.877686" calcext:value-type="float">
            <text:p>2244.877686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284668" calcext:value-type="float">
            <text:p>2236.284668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76001" calcext:value-type="float">
            <text:p>2236.76001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412354" calcext:value-type="float">
            <text:p>2236.412354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4729" calcext:value-type="float">
            <text:p>2230.4729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7.666504" calcext:value-type="float">
            <text:p>2247.666504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7.943848" calcext:value-type="float">
            <text:p>2247.943848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0.916016" calcext:value-type="float">
            <text:p>2260.916016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1.966309" calcext:value-type="float">
            <text:p>2241.966309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22583" calcext:value-type="float">
            <text:p>2236.22583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8.779297" calcext:value-type="float">
            <text:p>2248.779297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5.621094" calcext:value-type="float">
            <text:p>2255.621094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72.519531" calcext:value-type="float">
            <text:p>2272.519531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50.990723" calcext:value-type="float">
            <text:p>2250.990723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1.037109" calcext:value-type="float">
            <text:p>2261.037109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7.952393" calcext:value-type="float">
            <text:p>2237.952393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4.491943" calcext:value-type="float">
            <text:p>2234.491943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8.093262" calcext:value-type="float">
            <text:p>2238.09326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0.372803" calcext:value-type="float">
            <text:p>2230.372803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243164" calcext:value-type="float">
            <text:p>2233.243164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63.956787" calcext:value-type="float">
            <text:p>2263.956787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046387" calcext:value-type="float">
            <text:p>2228.046387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6.891602" calcext:value-type="float">
            <text:p>2236.891602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2.564209" calcext:value-type="float">
            <text:p>2242.564209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5.409912" calcext:value-type="float">
            <text:p>2225.409912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737305" calcext:value-type="float">
            <text:p>2232.737305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4.97168" calcext:value-type="float">
            <text:p>2244.97168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2.607178" calcext:value-type="float">
            <text:p>2242.607178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9.553955" calcext:value-type="float">
            <text:p>2239.553955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3.020996" calcext:value-type="float">
            <text:p>2233.020996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4.748779" calcext:value-type="float">
            <text:p>2234.748779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4.935303" calcext:value-type="float">
            <text:p>2224.935303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365723" calcext:value-type="float">
            <text:p>2228.365723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32.127686" calcext:value-type="float">
            <text:p>2232.127686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PACKET_2</text:p>
          </table:table-cell>
          <table:table-cell office:value-type="string" calcext:value-type="string">
            <text:p>serial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44.803955" calcext:value-type="float">
            <text:p>2244.803955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10479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2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22:27:05.221199661</dc:date>
    <dc:creator>Minke Zhang</dc:creator>
    <meta:generator>LibreOffice/4.1.3.2$Linux_X86_64 LibreOffice_project/410m0$Build-2</meta:generator>
    <meta:editing-duration>PT1H7M52S</meta:editing-duration>
    <meta:editing-cycles>12</meta:editing-cycles>
    <meta:document-statistic meta:table-count="1" meta:cell-count="60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>
        <chart:symbol-image xlink:href="Pictures/2000000D000000DF000000DF9FB7BFBD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>
        <chart:symbol-image xlink:href="Pictures/2000000D000000DF000000DF9891131A.svm" xlink:type="simple" xlink:actuate="onLoad"/>
      </style:chart-properties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>
        <chart:symbol-image xlink:href="Pictures/2000000D000000DF000000DF69423663.svm" xlink:type="simple" xlink:actuate="onLoad"/>
      </style:chart-properties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>
        <chart:symbol-image xlink:href="Pictures/2000000D000000DF000000DF44218A7B.svm" xlink:type="simple" xlink:actuate="onLoad"/>
      </style:chart-properties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>
        <chart:symbol-image xlink:href="Pictures/2000000D000000DF000000DFEC1383F6.svm" xlink:type="simple" xlink:actuate="onLoad"/>
      </style:chart-properties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>
        <chart:symbol-image xlink:href="Pictures/2000000D000000DF000000DF8B8DB206.svm" xlink:type="simple" xlink:actuate="onLoad"/>
      </style:chart-properties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>
        <chart:symbol-image xlink:href="Pictures/2000000D000000DF000000DFFF3E037A.svm" xlink:type="simple" xlink:actuate="onLoad"/>
      </style:chart-properties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>
        <chart:symbol-image xlink:href="Pictures/2000000D000000DF000000DF27F3E94D.svm" xlink:type="simple" xlink:actuate="onLoad"/>
      </style:chart-properties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>
        <chart:symbol-image xlink:href="Pictures/2000000D000000DF000000DFBD82067F.svm" xlink:type="simple" xlink:actuate="onLoad"/>
      </style:chart-properties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751cm" svg:y="0.39cm" chart:style-name="ch2">
          <text:p>Speedup vs. Threads (uniform)</text:p>
        </chart:title>
        <chart:subtitle svg:x="7.986cm" svg:y="1.449cm" chart:style-name="ch3">
          <text:p>W = 1000</text:p>
        </chart:subtitle>
        <chart:legend chart:legend-position="end" svg:x="13.659cm" svg:y="2.565cm" style:legend-expansion="high" chart:style-name="ch4"/>
        <chart:plot-area chart:style-name="ch5" table:cell-range-address="Sheet1.J2:Sheet1.K6 Sheet1.G2:Sheet1.H2 Sheet1.G7:Sheet1.H7 Sheet1.J7:Sheet1.J76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2.093cm" svg:y="2.866cm" svg:width="10.669cm" svg:height="7.953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2:Sheet1.J6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7:Sheet1.J11" chart:label-cell-address="Sheet1.G7:Sheet1.H7" chart:class="chart:scatter">
            <chart:data-point chart:repeated="5"/>
          </chart:series>
          <chart:series chart:style-name="ch12" chart:values-cell-range-address="Sheet1.J12:Sheet1.J16" chart:label-cell-address="Sheet1.G12:Sheet1.H12" chart:class="chart:scatter">
            <chart:data-point chart:repeated="5"/>
          </chart:series>
          <chart:series chart:style-name="ch13" chart:values-cell-range-address="Sheet1.J17:Sheet1.J21" chart:label-cell-address="Sheet1.G17:Sheet1.H17" chart:class="chart:scatter">
            <chart:data-point chart:repeated="5"/>
          </chart:series>
          <chart:series chart:style-name="ch14" chart:values-cell-range-address="Sheet1.J22:Sheet1.J26" chart:label-cell-address="Sheet1.G22:Sheet1.H22" chart:class="chart:scatter">
            <chart:data-point chart:repeated="5"/>
          </chart:series>
          <chart:series chart:style-name="ch15" chart:values-cell-range-address="Sheet1.J27:Sheet1.J31" chart:label-cell-address="Sheet1.G27:Sheet1.H27" chart:class="chart:scatter">
            <chart:data-point chart:repeated="5"/>
          </chart:series>
          <chart:series chart:style-name="ch16" chart:values-cell-range-address="Sheet1.J32:Sheet1.J36" chart:label-cell-address="Sheet1.G32:Sheet1.H32" chart:class="chart:scatter">
            <chart:data-point chart:repeated="5"/>
          </chart:series>
          <chart:series chart:style-name="ch17" chart:values-cell-range-address="Sheet1.J37:Sheet1.J41" chart:label-cell-address="Sheet1.G37:Sheet1.H37" chart:class="chart:scatter">
            <chart:data-point chart:repeated="5"/>
          </chart:series>
          <chart:series chart:style-name="ch18" chart:values-cell-range-address="Sheet1.J42:Sheet1.J46" chart:label-cell-address="Sheet1.G42:Sheet1.H42" chart:class="chart:scatter">
            <chart:data-point chart:repeated="5"/>
          </chart:series>
          <chart:series chart:style-name="ch19" chart:values-cell-range-address="Sheet1.J47:Sheet1.J51" chart:label-cell-address="Sheet1.G47:Sheet1.H47" chart:class="chart:scatter">
            <chart:data-point chart:repeated="5"/>
          </chart:series>
          <chart:series chart:style-name="ch20" chart:values-cell-range-address="Sheet1.J52:Sheet1.J56" chart:label-cell-address="Sheet1.G52:Sheet1.H52" chart:class="chart:scatter">
            <chart:data-point chart:repeated="5"/>
          </chart:series>
          <chart:series chart:style-name="ch21" chart:values-cell-range-address="Sheet1.J57:Sheet1.J61" chart:label-cell-address="Sheet1.G57:Sheet1.H57" chart:class="chart:scatter">
            <chart:data-point chart:repeated="5"/>
          </chart:series>
          <chart:series chart:style-name="ch10" chart:values-cell-range-address="Sheet1.J62:Sheet1.J66" chart:label-cell-address="Sheet1.G62:Sheet1.H62" chart:class="chart:scatter">
            <chart:data-point chart:repeated="5"/>
          </chart:series>
          <chart:series chart:style-name="ch11" chart:values-cell-range-address="Sheet1.J67:Sheet1.J71" chart:label-cell-address="Sheet1.G67:Sheet1.H67" chart:class="chart:scatter">
            <chart:data-point chart:repeated="5"/>
          </chart:series>
          <chart:series chart:style-name="ch12" chart:values-cell-range-address="Sheet1.J72:Sheet1.J76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839594346834275">
                <text:p>0.839594346834275</text:p>
                <draw:g>
                  <svg:desc>Sheet1.J2:Sheet1.J6</svg:desc>
                </draw:g>
              </table:table-cell>
              <table:table-cell office:value-type="float" office:value="0.728113211868007">
                <text:p>0.728113211868007</text:p>
                <draw:g>
                  <svg:desc>Sheet1.J7:Sheet1.J11</svg:desc>
                </draw:g>
              </table:table-cell>
              <table:table-cell office:value-type="float" office:value="0.827505947759644">
                <text:p>0.827505947759644</text:p>
                <draw:g>
                  <svg:desc>Sheet1.J12:Sheet1.J16</svg:desc>
                </draw:g>
              </table:table-cell>
              <table:table-cell office:value-type="float" office:value="0.778256037716708">
                <text:p>0.778256037716708</text:p>
                <draw:g>
                  <svg:desc>Sheet1.J17:Sheet1.J21</svg:desc>
                </draw:g>
              </table:table-cell>
              <table:table-cell office:value-type="float" office:value="0.778390516964579">
                <text:p>0.778390516964579</text:p>
                <draw:g>
                  <svg:desc>Sheet1.J22:Sheet1.J26</svg:desc>
                </draw:g>
              </table:table-cell>
              <table:table-cell office:value-type="float" office:value="0.848780131020213">
                <text:p>0.848780131020213</text:p>
                <draw:g>
                  <svg:desc>Sheet1.J27:Sheet1.J31</svg:desc>
                </draw:g>
              </table:table-cell>
              <table:table-cell office:value-type="float" office:value="0.763657915611764">
                <text:p>0.763657915611764</text:p>
                <draw:g>
                  <svg:desc>Sheet1.J32:Sheet1.J36</svg:desc>
                </draw:g>
              </table:table-cell>
              <table:table-cell office:value-type="float" office:value="0.75919333223827">
                <text:p>0.75919333223827</text:p>
                <draw:g>
                  <svg:desc>Sheet1.J37:Sheet1.J41</svg:desc>
                </draw:g>
              </table:table-cell>
              <table:table-cell office:value-type="float" office:value="0.838735422972626">
                <text:p>0.838735422972626</text:p>
                <draw:g>
                  <svg:desc>Sheet1.J42:Sheet1.J46</svg:desc>
                </draw:g>
              </table:table-cell>
              <table:table-cell office:value-type="float" office:value="0.791066583837639">
                <text:p>0.791066583837639</text:p>
                <draw:g>
                  <svg:desc>Sheet1.J47:Sheet1.J51</svg:desc>
                </draw:g>
              </table:table-cell>
              <table:table-cell office:value-type="float" office:value="0.78432781694334">
                <text:p>0.78432781694334</text:p>
                <draw:g>
                  <svg:desc>Sheet1.J52:Sheet1.J56</svg:desc>
                </draw:g>
              </table:table-cell>
              <table:table-cell office:value-type="float" office:value="0.856594554994407">
                <text:p>0.856594554994407</text:p>
                <draw:g>
                  <svg:desc>Sheet1.J57:Sheet1.J61</svg:desc>
                </draw:g>
              </table:table-cell>
              <table:table-cell office:value-type="float" office:value="0.807992946617212">
                <text:p>0.807992946617212</text:p>
                <draw:g>
                  <svg:desc>Sheet1.J62:Sheet1.J66</svg:desc>
                </draw:g>
              </table:table-cell>
              <table:table-cell office:value-type="float" office:value="0.783611707184956">
                <text:p>0.783611707184956</text:p>
                <draw:g>
                  <svg:desc>Sheet1.J67:Sheet1.J71</svg:desc>
                </draw:g>
              </table:table-cell>
              <table:table-cell office:value-type="float" office:value="0.83404126775826">
                <text:p>0.83404126775826</text:p>
                <draw:g>
                  <svg:desc>Sheet1.J72:Sheet1.J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49216017440667">
                <text:p>1.49216017440667</text:p>
              </table:table-cell>
              <table:table-cell office:value-type="float" office:value="1.24109783595987">
                <text:p>1.24109783595987</text:p>
              </table:table-cell>
              <table:table-cell office:value-type="float" office:value="1.49399942105245">
                <text:p>1.49399942105245</text:p>
              </table:table-cell>
              <table:table-cell office:value-type="float" office:value="1.49909974058584">
                <text:p>1.49909974058584</text:p>
              </table:table-cell>
              <table:table-cell office:value-type="float" office:value="0.873326696912006">
                <text:p>0.873326696912006</text:p>
              </table:table-cell>
              <table:table-cell office:value-type="float" office:value="1.64250210667067">
                <text:p>1.64250210667067</text:p>
              </table:table-cell>
              <table:table-cell office:value-type="float" office:value="1.48496253123738">
                <text:p>1.48496253123738</text:p>
              </table:table-cell>
              <table:table-cell office:value-type="float" office:value="1.20622297175972">
                <text:p>1.20622297175972</text:p>
              </table:table-cell>
              <table:table-cell office:value-type="float" office:value="1.58578033554472">
                <text:p>1.58578033554472</text:p>
              </table:table-cell>
              <table:table-cell office:value-type="float" office:value="1.52586871694874">
                <text:p>1.52586871694874</text:p>
              </table:table-cell>
              <table:table-cell office:value-type="float" office:value="1.22017613286633">
                <text:p>1.22017613286633</text:p>
              </table:table-cell>
              <table:table-cell office:value-type="float" office:value="1.48317859289706">
                <text:p>1.48317859289706</text:p>
              </table:table-cell>
              <table:table-cell office:value-type="float" office:value="1.48139576247217">
                <text:p>1.48139576247217</text:p>
              </table:table-cell>
              <table:table-cell office:value-type="float" office:value="1.14099539561555">
                <text:p>1.14099539561555</text:p>
              </table:table-cell>
              <table:table-cell office:value-type="float" office:value="1.5932164516268">
                <text:p>1.5932164516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8783818755872">
                <text:p>1.98783818755872</text:p>
              </table:table-cell>
              <table:table-cell office:value-type="float" office:value="1.51419415874345">
                <text:p>1.51419415874345</text:p>
              </table:table-cell>
              <table:table-cell office:value-type="float" office:value="2.21076493254792">
                <text:p>2.21076493254792</text:p>
              </table:table-cell>
              <table:table-cell office:value-type="float" office:value="2.11291923468675">
                <text:p>2.11291923468675</text:p>
              </table:table-cell>
              <table:table-cell office:value-type="float" office:value="1.03882987509578">
                <text:p>1.03882987509578</text:p>
              </table:table-cell>
              <table:table-cell office:value-type="float" office:value="2.22553485991485">
                <text:p>2.22553485991485</text:p>
              </table:table-cell>
              <table:table-cell office:value-type="float" office:value="2.09068505386357">
                <text:p>2.09068505386357</text:p>
              </table:table-cell>
              <table:table-cell office:value-type="float" office:value="1.51083808286205">
                <text:p>1.51083808286205</text:p>
              </table:table-cell>
              <table:table-cell office:value-type="float" office:value="2.1612389105546">
                <text:p>2.1612389105546</text:p>
              </table:table-cell>
              <table:table-cell office:value-type="float" office:value="2.07752480408411">
                <text:p>2.07752480408411</text:p>
              </table:table-cell>
              <table:table-cell office:value-type="float" office:value="1.5606924205625">
                <text:p>1.5606924205625</text:p>
              </table:table-cell>
              <table:table-cell office:value-type="float" office:value="2.23405652277924">
                <text:p>2.23405652277924</text:p>
              </table:table-cell>
              <table:table-cell office:value-type="float" office:value="2.01405373390284">
                <text:p>2.01405373390284</text:p>
              </table:table-cell>
              <table:table-cell office:value-type="float" office:value="1.64015259675019">
                <text:p>1.64015259675019</text:p>
              </table:table-cell>
              <table:table-cell office:value-type="float" office:value="2.12936879251331">
                <text:p>2.12936879251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81566439813316">
                <text:p>2.81566439813316</text:p>
              </table:table-cell>
              <table:table-cell office:value-type="float" office:value="2.03078393374633">
                <text:p>2.03078393374633</text:p>
              </table:table-cell>
              <table:table-cell office:value-type="float" office:value="2.6574297939299">
                <text:p>2.6574297939299</text:p>
              </table:table-cell>
              <table:table-cell office:value-type="float" office:value="2.56634254736007">
                <text:p>2.56634254736007</text:p>
              </table:table-cell>
              <table:table-cell office:value-type="float" office:value="1.84364859352142">
                <text:p>1.84364859352142</text:p>
              </table:table-cell>
              <table:table-cell office:value-type="float" office:value="2.54278907021064">
                <text:p>2.54278907021064</text:p>
              </table:table-cell>
              <table:table-cell office:value-type="float" office:value="2.56446497067673">
                <text:p>2.56446497067673</text:p>
              </table:table-cell>
              <table:table-cell office:value-type="float" office:value="1.85214181284928">
                <text:p>1.85214181284928</text:p>
              </table:table-cell>
              <table:table-cell office:value-type="float" office:value="2.82777947415769">
                <text:p>2.82777947415769</text:p>
              </table:table-cell>
              <table:table-cell office:value-type="float" office:value="2.84972722563254">
                <text:p>2.84972722563254</text:p>
              </table:table-cell>
              <table:table-cell office:value-type="float" office:value="1.95088209075536">
                <text:p>1.95088209075536</text:p>
              </table:table-cell>
              <table:table-cell office:value-type="float" office:value="3.01302913852295">
                <text:p>3.01302913852295</text:p>
              </table:table-cell>
              <table:table-cell office:value-type="float" office:value="3.00136972202089">
                <text:p>3.00136972202089</text:p>
              </table:table-cell>
              <table:table-cell office:value-type="float" office:value="1.86793201411226">
                <text:p>1.86793201411226</text:p>
              </table:table-cell>
              <table:table-cell office:value-type="float" office:value="2.80446905488797">
                <text:p>2.80446905488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45342010034777">
                <text:p>1.45342010034777</text:p>
              </table:table-cell>
              <table:table-cell office:value-type="float" office:value="1.22595513656678">
                <text:p>1.22595513656678</text:p>
              </table:table-cell>
              <table:table-cell office:value-type="float" office:value="1.17350937822387">
                <text:p>1.17350937822387</text:p>
              </table:table-cell>
              <table:table-cell office:value-type="float" office:value="1.56243382429708">
                <text:p>1.56243382429708</text:p>
              </table:table-cell>
              <table:table-cell office:value-type="float" office:value="1.41089570829174">
                <text:p>1.41089570829174</text:p>
              </table:table-cell>
              <table:table-cell office:value-type="float" office:value="1.30594165965577">
                <text:p>1.30594165965577</text:p>
              </table:table-cell>
              <table:table-cell office:value-type="float" office:value="1.31434133849759">
                <text:p>1.31434133849759</text:p>
              </table:table-cell>
              <table:table-cell office:value-type="float" office:value="1.21220449284415">
                <text:p>1.21220449284415</text:p>
              </table:table-cell>
              <table:table-cell office:value-type="float" office:value="1.20276619866887">
                <text:p>1.20276619866887</text:p>
              </table:table-cell>
              <table:table-cell office:value-type="float" office:value="1.7339480769985">
                <text:p>1.7339480769985</text:p>
              </table:table-cell>
              <table:table-cell office:value-type="float" office:value="1.49171143526439">
                <text:p>1.49171143526439</text:p>
              </table:table-cell>
              <table:table-cell office:value-type="float" office:value="1.47214972291403">
                <text:p>1.47214972291403</text:p>
              </table:table-cell>
              <table:table-cell office:value-type="float" office:value="1.68434071913212">
                <text:p>1.68434071913212</text:p>
              </table:table-cell>
              <table:table-cell office:value-type="float" office:value="1.5557002938267">
                <text:p>1.5557002938267</text:p>
              </table:table-cell>
              <table:table-cell office:value-type="float" office:value="1.27279012670397">
                <text:p>1.27279012670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>
        <chart:symbol-image xlink:href="Pictures/2000000D000000DF000000DF9FB7BFBD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>
        <chart:symbol-image xlink:href="Pictures/2000000D000000DF000000DF9891131A.svm" xlink:type="simple" xlink:actuate="onLoad"/>
      </style:chart-properties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>
        <chart:symbol-image xlink:href="Pictures/2000000D000000DF000000DF69423663.svm" xlink:type="simple" xlink:actuate="onLoad"/>
      </style:chart-properties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>
        <chart:symbol-image xlink:href="Pictures/2000000D000000DF000000DF44218A7B.svm" xlink:type="simple" xlink:actuate="onLoad"/>
      </style:chart-properties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>
        <chart:symbol-image xlink:href="Pictures/2000000D000000DF000000DFEC1383F6.svm" xlink:type="simple" xlink:actuate="onLoad"/>
      </style:chart-properties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>
        <chart:symbol-image xlink:href="Pictures/2000000D000000DF000000DF8B8DB206.svm" xlink:type="simple" xlink:actuate="onLoad"/>
      </style:chart-properties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>
        <chart:symbol-image xlink:href="Pictures/2000000D000000DF000000DFFF3E037A.svm" xlink:type="simple" xlink:actuate="onLoad"/>
      </style:chart-properties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>
        <chart:symbol-image xlink:href="Pictures/2000000D000000DF000000DF27F3E94D.svm" xlink:type="simple" xlink:actuate="onLoad"/>
      </style:chart-properties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>
        <chart:symbol-image xlink:href="Pictures/2000000D000000DF000000DFBD82067F.svm" xlink:type="simple" xlink:actuate="onLoad"/>
      </style:chart-properties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751cm" svg:y="0.39cm" chart:style-name="ch2">
          <text:p>Speedup vs. Threads (uniform)</text:p>
        </chart:title>
        <chart:subtitle svg:x="7.986cm" svg:y="1.449cm" chart:style-name="ch3">
          <text:p>W = 2000</text:p>
        </chart:subtitle>
        <chart:legend chart:legend-position="end" svg:x="13.659cm" svg:y="2.565cm" style:legend-expansion="high" chart:style-name="ch4"/>
        <chart:plot-area chart:style-name="ch5" table:cell-range-address="Sheet1.K2:Sheet1.K6 Sheet1.G2:Sheet1.H2 Sheet1.J77:Sheet1.J151 Sheet1.G7:Sheet1.H7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1.802cm" svg:y="2.866cm" svg:width="10.96cm" svg:height="7.953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77:Sheet1.J81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82:Sheet1.J86" chart:label-cell-address="Sheet1.G7:Sheet1.H7" chart:class="chart:scatter">
            <chart:data-point chart:repeated="5"/>
          </chart:series>
          <chart:series chart:style-name="ch12" chart:values-cell-range-address="Sheet1.J87:Sheet1.J91" chart:label-cell-address="Sheet1.G12:Sheet1.H12" chart:class="chart:scatter">
            <chart:data-point chart:repeated="5"/>
          </chart:series>
          <chart:series chart:style-name="ch13" chart:values-cell-range-address="Sheet1.J92:Sheet1.J96" chart:label-cell-address="Sheet1.G17:Sheet1.H17" chart:class="chart:scatter">
            <chart:data-point chart:repeated="5"/>
          </chart:series>
          <chart:series chart:style-name="ch14" chart:values-cell-range-address="Sheet1.J97:Sheet1.J101" chart:label-cell-address="Sheet1.G22:Sheet1.H22" chart:class="chart:scatter">
            <chart:data-point chart:repeated="5"/>
          </chart:series>
          <chart:series chart:style-name="ch15" chart:values-cell-range-address="Sheet1.J102:Sheet1.J106" chart:label-cell-address="Sheet1.G27:Sheet1.H27" chart:class="chart:scatter">
            <chart:data-point chart:repeated="5"/>
          </chart:series>
          <chart:series chart:style-name="ch16" chart:values-cell-range-address="Sheet1.J107:Sheet1.J111" chart:label-cell-address="Sheet1.G32:Sheet1.H32" chart:class="chart:scatter">
            <chart:data-point chart:repeated="5"/>
          </chart:series>
          <chart:series chart:style-name="ch17" chart:values-cell-range-address="Sheet1.J112:Sheet1.J116" chart:label-cell-address="Sheet1.G37:Sheet1.H37" chart:class="chart:scatter">
            <chart:data-point chart:repeated="5"/>
          </chart:series>
          <chart:series chart:style-name="ch18" chart:values-cell-range-address="Sheet1.J117:Sheet1.J121" chart:label-cell-address="Sheet1.G42:Sheet1.H42" chart:class="chart:scatter">
            <chart:data-point chart:repeated="5"/>
          </chart:series>
          <chart:series chart:style-name="ch19" chart:values-cell-range-address="Sheet1.J122:Sheet1.J126" chart:label-cell-address="Sheet1.G47:Sheet1.H47" chart:class="chart:scatter">
            <chart:data-point chart:repeated="5"/>
          </chart:series>
          <chart:series chart:style-name="ch20" chart:values-cell-range-address="Sheet1.J127:Sheet1.J131" chart:label-cell-address="Sheet1.G52:Sheet1.H52" chart:class="chart:scatter">
            <chart:data-point chart:repeated="5"/>
          </chart:series>
          <chart:series chart:style-name="ch21" chart:values-cell-range-address="Sheet1.J132:Sheet1.J136" chart:label-cell-address="Sheet1.G57:Sheet1.H57" chart:class="chart:scatter">
            <chart:data-point chart:repeated="5"/>
          </chart:series>
          <chart:series chart:style-name="ch10" chart:values-cell-range-address="Sheet1.J137:Sheet1.J141" chart:label-cell-address="Sheet1.G62:Sheet1.H62" chart:class="chart:scatter">
            <chart:data-point chart:repeated="5"/>
          </chart:series>
          <chart:series chart:style-name="ch11" chart:values-cell-range-address="Sheet1.J142:Sheet1.J146" chart:label-cell-address="Sheet1.G67:Sheet1.H67" chart:class="chart:scatter">
            <chart:data-point chart:repeated="5"/>
          </chart:series>
          <chart:series chart:style-name="ch12" chart:values-cell-range-address="Sheet1.J147:Sheet1.J151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8900806307639">
                <text:p>0.8900806307639</text:p>
                <draw:g>
                  <svg:desc>Sheet1.J77:Sheet1.J81</svg:desc>
                </draw:g>
              </table:table-cell>
              <table:table-cell office:value-type="float" office:value="0.819346291824511">
                <text:p>0.819346291824511</text:p>
                <draw:g>
                  <svg:desc>Sheet1.J82:Sheet1.J86</svg:desc>
                </draw:g>
              </table:table-cell>
              <table:table-cell office:value-type="float" office:value="0.891064752198949">
                <text:p>0.891064752198949</text:p>
                <draw:g>
                  <svg:desc>Sheet1.J87:Sheet1.J91</svg:desc>
                </draw:g>
              </table:table-cell>
              <table:table-cell office:value-type="float" office:value="0.918879488900794">
                <text:p>0.918879488900794</text:p>
                <draw:g>
                  <svg:desc>Sheet1.J92:Sheet1.J96</svg:desc>
                </draw:g>
              </table:table-cell>
              <table:table-cell office:value-type="float" office:value="0.857896366950667">
                <text:p>0.857896366950667</text:p>
                <draw:g>
                  <svg:desc>Sheet1.J97:Sheet1.J101</svg:desc>
                </draw:g>
              </table:table-cell>
              <table:table-cell office:value-type="float" office:value="0.912871826126194">
                <text:p>0.912871826126194</text:p>
                <draw:g>
                  <svg:desc>Sheet1.J102:Sheet1.J106</svg:desc>
                </draw:g>
              </table:table-cell>
              <table:table-cell office:value-type="float" office:value="0.886114743421701">
                <text:p>0.886114743421701</text:p>
                <draw:g>
                  <svg:desc>Sheet1.J107:Sheet1.J111</svg:desc>
                </draw:g>
              </table:table-cell>
              <table:table-cell office:value-type="float" office:value="0.872038977910969">
                <text:p>0.872038977910969</text:p>
                <draw:g>
                  <svg:desc>Sheet1.J112:Sheet1.J116</svg:desc>
                </draw:g>
              </table:table-cell>
              <table:table-cell office:value-type="float" office:value="0.892824558413348">
                <text:p>0.892824558413348</text:p>
                <draw:g>
                  <svg:desc>Sheet1.J117:Sheet1.J121</svg:desc>
                </draw:g>
              </table:table-cell>
              <table:table-cell office:value-type="float" office:value="0.856223196121888">
                <text:p>0.856223196121888</text:p>
                <draw:g>
                  <svg:desc>Sheet1.J122:Sheet1.J126</svg:desc>
                </draw:g>
              </table:table-cell>
              <table:table-cell office:value-type="float" office:value="0.881119362618678">
                <text:p>0.881119362618678</text:p>
                <draw:g>
                  <svg:desc>Sheet1.J127:Sheet1.J131</svg:desc>
                </draw:g>
              </table:table-cell>
              <table:table-cell office:value-type="float" office:value="0.901016337207731">
                <text:p>0.901016337207731</text:p>
                <draw:g>
                  <svg:desc>Sheet1.J132:Sheet1.J136</svg:desc>
                </draw:g>
              </table:table-cell>
              <table:table-cell office:value-type="float" office:value="0.90709490306433">
                <text:p>0.90709490306433</text:p>
                <draw:g>
                  <svg:desc>Sheet1.J137:Sheet1.J141</svg:desc>
                </draw:g>
              </table:table-cell>
              <table:table-cell office:value-type="float" office:value="0.869003085630211">
                <text:p>0.869003085630211</text:p>
                <draw:g>
                  <svg:desc>Sheet1.J142:Sheet1.J146</svg:desc>
                </draw:g>
              </table:table-cell>
              <table:table-cell office:value-type="float" office:value="0.906738989408323">
                <text:p>0.906738989408323</text:p>
                <draw:g>
                  <svg:desc>Sheet1.J147:Sheet1.J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62922479900048">
                <text:p>1.62922479900048</text:p>
              </table:table-cell>
              <table:table-cell office:value-type="float" office:value="1.56833152200019">
                <text:p>1.56833152200019</text:p>
              </table:table-cell>
              <table:table-cell office:value-type="float" office:value="1.73846802200649">
                <text:p>1.73846802200649</text:p>
              </table:table-cell>
              <table:table-cell office:value-type="float" office:value="1.64161454993534">
                <text:p>1.64161454993534</text:p>
              </table:table-cell>
              <table:table-cell office:value-type="float" office:value="1.47196929926001">
                <text:p>1.47196929926001</text:p>
              </table:table-cell>
              <table:table-cell office:value-type="float" office:value="1.75771776654936">
                <text:p>1.75771776654936</text:p>
              </table:table-cell>
              <table:table-cell office:value-type="float" office:value="1.71943805206779">
                <text:p>1.71943805206779</text:p>
              </table:table-cell>
              <table:table-cell office:value-type="float" office:value="1.53266973620773">
                <text:p>1.53266973620773</text:p>
              </table:table-cell>
              <table:table-cell office:value-type="float" office:value="1.71242801045233">
                <text:p>1.71242801045233</text:p>
              </table:table-cell>
              <table:table-cell office:value-type="float" office:value="1.64294320858323">
                <text:p>1.64294320858323</text:p>
              </table:table-cell>
              <table:table-cell office:value-type="float" office:value="1.54153277263346">
                <text:p>1.54153277263346</text:p>
              </table:table-cell>
              <table:table-cell office:value-type="float" office:value="1.68727723517396">
                <text:p>1.68727723517396</text:p>
              </table:table-cell>
              <table:table-cell office:value-type="float" office:value="1.64297352543591">
                <text:p>1.64297352543591</text:p>
              </table:table-cell>
              <table:table-cell office:value-type="float" office:value="1.61848958683034">
                <text:p>1.61848958683034</text:p>
              </table:table-cell>
              <table:table-cell office:value-type="float" office:value="1.71524856213432">
                <text:p>1.71524856213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1961004352391">
                <text:p>2.41961004352391</text:p>
              </table:table-cell>
              <table:table-cell office:value-type="float" office:value="2.00451827139161">
                <text:p>2.00451827139161</text:p>
              </table:table-cell>
              <table:table-cell office:value-type="float" office:value="2.42338139783208">
                <text:p>2.42338139783208</text:p>
              </table:table-cell>
              <table:table-cell office:value-type="float" office:value="2.40771883946888">
                <text:p>2.40771883946888</text:p>
              </table:table-cell>
              <table:table-cell office:value-type="float" office:value="1.80132568594648">
                <text:p>1.80132568594648</text:p>
              </table:table-cell>
              <table:table-cell office:value-type="float" office:value="2.44264882728133">
                <text:p>2.44264882728133</text:p>
              </table:table-cell>
              <table:table-cell office:value-type="float" office:value="2.45992615871148">
                <text:p>2.45992615871148</text:p>
              </table:table-cell>
              <table:table-cell office:value-type="float" office:value="1.9290983091192">
                <text:p>1.9290983091192</text:p>
              </table:table-cell>
              <table:table-cell office:value-type="float" office:value="2.44088152998207">
                <text:p>2.44088152998207</text:p>
              </table:table-cell>
              <table:table-cell office:value-type="float" office:value="2.39251439168837">
                <text:p>2.39251439168837</text:p>
              </table:table-cell>
              <table:table-cell office:value-type="float" office:value="2.06283902948152">
                <text:p>2.06283902948152</text:p>
              </table:table-cell>
              <table:table-cell office:value-type="float" office:value="2.43582572586442">
                <text:p>2.43582572586442</text:p>
              </table:table-cell>
              <table:table-cell office:value-type="float" office:value="2.41623224961577">
                <text:p>2.41623224961577</text:p>
              </table:table-cell>
              <table:table-cell office:value-type="float" office:value="2.05738751435039">
                <text:p>2.05738751435039</text:p>
              </table:table-cell>
              <table:table-cell office:value-type="float" office:value="2.44865490544801">
                <text:p>2.4486549054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03590337632209">
                <text:p>5.03590337632209</text:p>
              </table:table-cell>
              <table:table-cell office:value-type="float" office:value="3.22012164940805">
                <text:p>3.22012164940805</text:p>
              </table:table-cell>
              <table:table-cell office:value-type="float" office:value="4.90535636423085">
                <text:p>4.90535636423085</text:p>
              </table:table-cell>
              <table:table-cell office:value-type="float" office:value="5.13460312479749">
                <text:p>5.13460312479749</text:p>
              </table:table-cell>
              <table:table-cell office:value-type="float" office:value="3.64446841405208">
                <text:p>3.64446841405208</text:p>
              </table:table-cell>
              <table:table-cell office:value-type="float" office:value="5.2991914989344">
                <text:p>5.2991914989344</text:p>
              </table:table-cell>
              <table:table-cell office:value-type="float" office:value="5.28155716032044">
                <text:p>5.28155716032044</text:p>
              </table:table-cell>
              <table:table-cell office:value-type="float" office:value="3.77740801434193">
                <text:p>3.77740801434193</text:p>
              </table:table-cell>
              <table:table-cell office:value-type="float" office:value="5.22654969919234">
                <text:p>5.22654969919234</text:p>
              </table:table-cell>
              <table:table-cell office:value-type="float" office:value="4.8195576664926">
                <text:p>4.8195576664926</text:p>
              </table:table-cell>
              <table:table-cell office:value-type="float" office:value="3.41565641075363">
                <text:p>3.41565641075363</text:p>
              </table:table-cell>
              <table:table-cell office:value-type="float" office:value="4.09101829366881">
                <text:p>4.09101829366881</text:p>
              </table:table-cell>
              <table:table-cell office:value-type="float" office:value="4.91490704856581">
                <text:p>4.91490704856581</text:p>
              </table:table-cell>
              <table:table-cell office:value-type="float" office:value="3.7304441074719">
                <text:p>3.7304441074719</text:p>
              </table:table-cell>
              <table:table-cell office:value-type="float" office:value="5.15527898128531">
                <text:p>5.15527898128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15752546981366">
                <text:p>3.15752546981366</text:p>
              </table:table-cell>
              <table:table-cell office:value-type="float" office:value="3.01687306181149">
                <text:p>3.01687306181149</text:p>
              </table:table-cell>
              <table:table-cell office:value-type="float" office:value="3.75371011963509">
                <text:p>3.75371011963509</text:p>
              </table:table-cell>
              <table:table-cell office:value-type="float" office:value="2.90338009301524">
                <text:p>2.90338009301524</text:p>
              </table:table-cell>
              <table:table-cell office:value-type="float" office:value="3.81074036683096">
                <text:p>3.81074036683096</text:p>
              </table:table-cell>
              <table:table-cell office:value-type="float" office:value="3.7018164743614">
                <text:p>3.7018164743614</text:p>
              </table:table-cell>
              <table:table-cell office:value-type="float" office:value="3.18334843456554">
                <text:p>3.18334843456554</text:p>
              </table:table-cell>
              <table:table-cell office:value-type="float" office:value="2.9091588309423">
                <text:p>2.9091588309423</text:p>
              </table:table-cell>
              <table:table-cell office:value-type="float" office:value="3.81657791757649">
                <text:p>3.81657791757649</text:p>
              </table:table-cell>
              <table:table-cell office:value-type="float" office:value="3.69579434357328">
                <text:p>3.69579434357328</text:p>
              </table:table-cell>
              <table:table-cell office:value-type="float" office:value="2.76920989366351">
                <text:p>2.76920989366351</text:p>
              </table:table-cell>
              <table:table-cell office:value-type="float" office:value="4.11836376873598">
                <text:p>4.11836376873598</text:p>
              </table:table-cell>
              <table:table-cell office:value-type="float" office:value="4.23506930967865">
                <text:p>4.23506930967865</text:p>
              </table:table-cell>
              <table:table-cell office:value-type="float" office:value="3.1020343744951">
                <text:p>3.1020343744951</text:p>
              </table:table-cell>
              <table:table-cell office:value-type="float" office:value="4.12094032629795">
                <text:p>4.120940326297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>
        <chart:symbol-image xlink:href="Pictures/2000000D000000DF000000DF9FB7BFBD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>
        <chart:symbol-image xlink:href="Pictures/2000000D000000DF000000DF9891131A.svm" xlink:type="simple" xlink:actuate="onLoad"/>
      </style:chart-properties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>
        <chart:symbol-image xlink:href="Pictures/2000000D000000DF000000DF69423663.svm" xlink:type="simple" xlink:actuate="onLoad"/>
      </style:chart-properties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>
        <chart:symbol-image xlink:href="Pictures/2000000D000000DF000000DF44218A7B.svm" xlink:type="simple" xlink:actuate="onLoad"/>
      </style:chart-properties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>
        <chart:symbol-image xlink:href="Pictures/2000000D000000DF000000DFEC1383F6.svm" xlink:type="simple" xlink:actuate="onLoad"/>
      </style:chart-properties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>
        <chart:symbol-image xlink:href="Pictures/2000000D000000DF000000DF8B8DB206.svm" xlink:type="simple" xlink:actuate="onLoad"/>
      </style:chart-properties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>
        <chart:symbol-image xlink:href="Pictures/2000000D000000DF000000DFFF3E037A.svm" xlink:type="simple" xlink:actuate="onLoad"/>
      </style:chart-properties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>
        <chart:symbol-image xlink:href="Pictures/2000000D000000DF000000DF27F3E94D.svm" xlink:type="simple" xlink:actuate="onLoad"/>
      </style:chart-properties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>
        <chart:symbol-image xlink:href="Pictures/2000000D000000DF000000DFBD82067F.svm" xlink:type="simple" xlink:actuate="onLoad"/>
      </style:chart-properties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751cm" svg:y="0.39cm" chart:style-name="ch2">
          <text:p>Speedup vs. Threads (uniform)</text:p>
        </chart:title>
        <chart:subtitle svg:x="7.986cm" svg:y="1.449cm" chart:style-name="ch3">
          <text:p>W = 4000</text:p>
        </chart:subtitle>
        <chart:legend chart:legend-position="end" svg:x="13.659cm" svg:y="2.565cm" style:legend-expansion="high" chart:style-name="ch4"/>
        <chart:plot-area chart:style-name="ch5" table:cell-range-address="Sheet1.K2:Sheet1.K6 Sheet1.G2:Sheet1.H2 Sheet1.J152:Sheet1.J226 Sheet1.G7:Sheet1.H7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1.987cm" svg:y="2.866cm" svg:width="10.775cm" svg:height="7.953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152:Sheet1.J156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157:Sheet1.J161" chart:label-cell-address="Sheet1.G7:Sheet1.H7" chart:class="chart:scatter">
            <chart:data-point chart:repeated="5"/>
          </chart:series>
          <chart:series chart:style-name="ch12" chart:values-cell-range-address="Sheet1.J162:Sheet1.J166" chart:label-cell-address="Sheet1.G12:Sheet1.H12" chart:class="chart:scatter">
            <chart:data-point chart:repeated="5"/>
          </chart:series>
          <chart:series chart:style-name="ch13" chart:values-cell-range-address="Sheet1.J167:Sheet1.J171" chart:label-cell-address="Sheet1.G17:Sheet1.H17" chart:class="chart:scatter">
            <chart:data-point chart:repeated="5"/>
          </chart:series>
          <chart:series chart:style-name="ch14" chart:values-cell-range-address="Sheet1.J172:Sheet1.J176" chart:label-cell-address="Sheet1.G22:Sheet1.H22" chart:class="chart:scatter">
            <chart:data-point chart:repeated="5"/>
          </chart:series>
          <chart:series chart:style-name="ch15" chart:values-cell-range-address="Sheet1.J177:Sheet1.J181" chart:label-cell-address="Sheet1.G27:Sheet1.H27" chart:class="chart:scatter">
            <chart:data-point chart:repeated="5"/>
          </chart:series>
          <chart:series chart:style-name="ch16" chart:values-cell-range-address="Sheet1.J182:Sheet1.J186" chart:label-cell-address="Sheet1.G32:Sheet1.H32" chart:class="chart:scatter">
            <chart:data-point chart:repeated="5"/>
          </chart:series>
          <chart:series chart:style-name="ch17" chart:values-cell-range-address="Sheet1.J187:Sheet1.J191" chart:label-cell-address="Sheet1.G37:Sheet1.H37" chart:class="chart:scatter">
            <chart:data-point chart:repeated="5"/>
          </chart:series>
          <chart:series chart:style-name="ch18" chart:values-cell-range-address="Sheet1.J192:Sheet1.J196" chart:label-cell-address="Sheet1.G42:Sheet1.H42" chart:class="chart:scatter">
            <chart:data-point chart:repeated="5"/>
          </chart:series>
          <chart:series chart:style-name="ch19" chart:values-cell-range-address="Sheet1.J197:Sheet1.J201" chart:label-cell-address="Sheet1.G47:Sheet1.H47" chart:class="chart:scatter">
            <chart:data-point chart:repeated="5"/>
          </chart:series>
          <chart:series chart:style-name="ch20" chart:values-cell-range-address="Sheet1.J202:Sheet1.J206" chart:label-cell-address="Sheet1.G52:Sheet1.H52" chart:class="chart:scatter">
            <chart:data-point chart:repeated="5"/>
          </chart:series>
          <chart:series chart:style-name="ch21" chart:values-cell-range-address="Sheet1.J207:Sheet1.J211" chart:label-cell-address="Sheet1.G57:Sheet1.H57" chart:class="chart:scatter">
            <chart:data-point chart:repeated="5"/>
          </chart:series>
          <chart:series chart:style-name="ch10" chart:values-cell-range-address="Sheet1.J212:Sheet1.J216" chart:label-cell-address="Sheet1.G62:Sheet1.H62" chart:class="chart:scatter">
            <chart:data-point chart:repeated="5"/>
          </chart:series>
          <chart:series chart:style-name="ch11" chart:values-cell-range-address="Sheet1.J217:Sheet1.J221" chart:label-cell-address="Sheet1.G67:Sheet1.H67" chart:class="chart:scatter">
            <chart:data-point chart:repeated="5"/>
          </chart:series>
          <chart:series chart:style-name="ch12" chart:values-cell-range-address="Sheet1.J222:Sheet1.J226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911318872761052">
                <text:p>0.911318872761052</text:p>
                <draw:g>
                  <svg:desc>Sheet1.J152:Sheet1.J156</svg:desc>
                </draw:g>
              </table:table-cell>
              <table:table-cell office:value-type="float" office:value="0.920329124490177">
                <text:p>0.920329124490177</text:p>
                <draw:g>
                  <svg:desc>Sheet1.J157:Sheet1.J161</svg:desc>
                </draw:g>
              </table:table-cell>
              <table:table-cell office:value-type="float" office:value="0.937942881030129">
                <text:p>0.937942881030129</text:p>
                <draw:g>
                  <svg:desc>Sheet1.J162:Sheet1.J166</svg:desc>
                </draw:g>
              </table:table-cell>
              <table:table-cell office:value-type="float" office:value="0.936148946158761">
                <text:p>0.936148946158761</text:p>
                <draw:g>
                  <svg:desc>Sheet1.J167:Sheet1.J171</svg:desc>
                </draw:g>
              </table:table-cell>
              <table:table-cell office:value-type="float" office:value="0.926428229995768">
                <text:p>0.926428229995768</text:p>
                <draw:g>
                  <svg:desc>Sheet1.J172:Sheet1.J176</svg:desc>
                </draw:g>
              </table:table-cell>
              <table:table-cell office:value-type="float" office:value="0.957834769350975">
                <text:p>0.957834769350975</text:p>
                <draw:g>
                  <svg:desc>Sheet1.J177:Sheet1.J181</svg:desc>
                </draw:g>
              </table:table-cell>
              <table:table-cell office:value-type="float" office:value="0.921393353897949">
                <text:p>0.921393353897949</text:p>
                <draw:g>
                  <svg:desc>Sheet1.J182:Sheet1.J186</svg:desc>
                </draw:g>
              </table:table-cell>
              <table:table-cell office:value-type="float" office:value="0.918822438403398">
                <text:p>0.918822438403398</text:p>
                <draw:g>
                  <svg:desc>Sheet1.J187:Sheet1.J191</svg:desc>
                </draw:g>
              </table:table-cell>
              <table:table-cell office:value-type="float" office:value="0.932202779909228">
                <text:p>0.932202779909228</text:p>
                <draw:g>
                  <svg:desc>Sheet1.J192:Sheet1.J196</svg:desc>
                </draw:g>
              </table:table-cell>
              <table:table-cell office:value-type="float" office:value="0.935172641315763">
                <text:p>0.935172641315763</text:p>
                <draw:g>
                  <svg:desc>Sheet1.J197:Sheet1.J201</svg:desc>
                </draw:g>
              </table:table-cell>
              <table:table-cell office:value-type="float" office:value="0.923646255161166">
                <text:p>0.923646255161166</text:p>
                <draw:g>
                  <svg:desc>Sheet1.J202:Sheet1.J206</svg:desc>
                </draw:g>
              </table:table-cell>
              <table:table-cell office:value-type="float" office:value="0.94789926188811">
                <text:p>0.94789926188811</text:p>
                <draw:g>
                  <svg:desc>Sheet1.J207:Sheet1.J211</svg:desc>
                </draw:g>
              </table:table-cell>
              <table:table-cell office:value-type="float" office:value="0.946033580241318">
                <text:p>0.946033580241318</text:p>
                <draw:g>
                  <svg:desc>Sheet1.J212:Sheet1.J216</svg:desc>
                </draw:g>
              </table:table-cell>
              <table:table-cell office:value-type="float" office:value="0.93854228682956">
                <text:p>0.93854228682956</text:p>
                <draw:g>
                  <svg:desc>Sheet1.J217:Sheet1.J221</svg:desc>
                </draw:g>
              </table:table-cell>
              <table:table-cell office:value-type="float" office:value="0.963480680135742">
                <text:p>0.963480680135742</text:p>
                <draw:g>
                  <svg:desc>Sheet1.J222:Sheet1.J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75860040067501">
                <text:p>1.75860040067501</text:p>
              </table:table-cell>
              <table:table-cell office:value-type="float" office:value="1.75492602572557">
                <text:p>1.75492602572557</text:p>
              </table:table-cell>
              <table:table-cell office:value-type="float" office:value="1.80777742029465">
                <text:p>1.80777742029465</text:p>
              </table:table-cell>
              <table:table-cell office:value-type="float" office:value="1.84008221980624">
                <text:p>1.84008221980624</text:p>
              </table:table-cell>
              <table:table-cell office:value-type="float" office:value="1.66121523603481">
                <text:p>1.66121523603481</text:p>
              </table:table-cell>
              <table:table-cell office:value-type="float" office:value="1.83763640527626">
                <text:p>1.83763640527626</text:p>
              </table:table-cell>
              <table:table-cell office:value-type="float" office:value="1.77536452230788">
                <text:p>1.77536452230788</text:p>
              </table:table-cell>
              <table:table-cell office:value-type="float" office:value="1.69218889788795">
                <text:p>1.69218889788795</text:p>
              </table:table-cell>
              <table:table-cell office:value-type="float" office:value="1.83013588668609">
                <text:p>1.83013588668609</text:p>
              </table:table-cell>
              <table:table-cell office:value-type="float" office:value="1.75785463809356">
                <text:p>1.75785463809356</text:p>
              </table:table-cell>
              <table:table-cell office:value-type="float" office:value="1.67644089073403">
                <text:p>1.67644089073403</text:p>
              </table:table-cell>
              <table:table-cell office:value-type="float" office:value="1.80307847204611">
                <text:p>1.80307847204611</text:p>
              </table:table-cell>
              <table:table-cell office:value-type="float" office:value="1.78241334798325">
                <text:p>1.78241334798325</text:p>
              </table:table-cell>
              <table:table-cell office:value-type="float" office:value="1.70501615783174">
                <text:p>1.70501615783174</text:p>
              </table:table-cell>
              <table:table-cell office:value-type="float" office:value="1.83110674285186">
                <text:p>1.83110674285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0482434253235">
                <text:p>2.60482434253235</text:p>
              </table:table-cell>
              <table:table-cell office:value-type="float" office:value="2.341140082023">
                <text:p>2.341140082023</text:p>
              </table:table-cell>
              <table:table-cell office:value-type="float" office:value="2.57465977456053">
                <text:p>2.57465977456053</text:p>
              </table:table-cell>
              <table:table-cell office:value-type="float" office:value="2.61282376694611">
                <text:p>2.61282376694611</text:p>
              </table:table-cell>
              <table:table-cell office:value-type="float" office:value="2.20396067385944">
                <text:p>2.20396067385944</text:p>
              </table:table-cell>
              <table:table-cell office:value-type="float" office:value="2.58299564333805">
                <text:p>2.58299564333805</text:p>
              </table:table-cell>
              <table:table-cell office:value-type="float" office:value="2.58250720985775">
                <text:p>2.58250720985775</text:p>
              </table:table-cell>
              <table:table-cell office:value-type="float" office:value="2.39764607654044">
                <text:p>2.39764607654044</text:p>
              </table:table-cell>
              <table:table-cell office:value-type="float" office:value="2.57609291417236">
                <text:p>2.57609291417236</text:p>
              </table:table-cell>
              <table:table-cell office:value-type="float" office:value="2.63087538303738">
                <text:p>2.63087538303738</text:p>
              </table:table-cell>
              <table:table-cell office:value-type="float" office:value="2.36859207207622">
                <text:p>2.36859207207622</text:p>
              </table:table-cell>
              <table:table-cell office:value-type="float" office:value="2.58959321153531">
                <text:p>2.58959321153531</text:p>
              </table:table-cell>
              <table:table-cell office:value-type="float" office:value="2.58358634203582">
                <text:p>2.58358634203582</text:p>
              </table:table-cell>
              <table:table-cell office:value-type="float" office:value="2.42357427032896">
                <text:p>2.42357427032896</text:p>
              </table:table-cell>
              <table:table-cell office:value-type="float" office:value="2.66174841860151">
                <text:p>2.66174841860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56966003320267">
                <text:p>5.56966003320267</text:p>
              </table:table-cell>
              <table:table-cell office:value-type="float" office:value="4.64768250351501">
                <text:p>4.64768250351501</text:p>
              </table:table-cell>
              <table:table-cell office:value-type="float" office:value="5.80389715893194">
                <text:p>5.80389715893194</text:p>
              </table:table-cell>
              <table:table-cell office:value-type="float" office:value="5.72799415688202">
                <text:p>5.72799415688202</text:p>
              </table:table-cell>
              <table:table-cell office:value-type="float" office:value="3.95865248786309">
                <text:p>3.95865248786309</text:p>
              </table:table-cell>
              <table:table-cell office:value-type="float" office:value="5.58118055790785">
                <text:p>5.58118055790785</text:p>
              </table:table-cell>
              <table:table-cell office:value-type="float" office:value="5.55171498044995">
                <text:p>5.55171498044995</text:p>
              </table:table-cell>
              <table:table-cell office:value-type="float" office:value="4.88209529402707">
                <text:p>4.88209529402707</text:p>
              </table:table-cell>
              <table:table-cell office:value-type="float" office:value="5.75335508784339">
                <text:p>5.75335508784339</text:p>
              </table:table-cell>
              <table:table-cell office:value-type="float" office:value="5.58162766603061">
                <text:p>5.58162766603061</text:p>
              </table:table-cell>
              <table:table-cell office:value-type="float" office:value="4.22741814174183">
                <text:p>4.22741814174183</text:p>
              </table:table-cell>
              <table:table-cell office:value-type="float" office:value="5.67795767838568">
                <text:p>5.67795767838568</text:p>
              </table:table-cell>
              <table:table-cell office:value-type="float" office:value="5.71653423323971">
                <text:p>5.71653423323971</text:p>
              </table:table-cell>
              <table:table-cell office:value-type="float" office:value="4.54147393673686">
                <text:p>4.54147393673686</text:p>
              </table:table-cell>
              <table:table-cell office:value-type="float" office:value="4.40518759432804">
                <text:p>4.40518759432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36257537902818">
                <text:p>8.36257537902818</text:p>
              </table:table-cell>
              <table:table-cell office:value-type="float" office:value="5.82232026757418">
                <text:p>5.82232026757418</text:p>
              </table:table-cell>
              <table:table-cell office:value-type="float" office:value="7.44351873043528">
                <text:p>7.44351873043528</text:p>
              </table:table-cell>
              <table:table-cell office:value-type="float" office:value="9.4706586973115">
                <text:p>9.4706586973115</text:p>
              </table:table-cell>
              <table:table-cell office:value-type="float" office:value="6.90324439114743">
                <text:p>6.90324439114743</text:p>
              </table:table-cell>
              <table:table-cell office:value-type="float" office:value="9.31248936822884">
                <text:p>9.31248936822884</text:p>
              </table:table-cell>
              <table:table-cell office:value-type="float" office:value="8.78059893950051">
                <text:p>8.78059893950051</text:p>
              </table:table-cell>
              <table:table-cell office:value-type="float" office:value="5.86896094069363">
                <text:p>5.86896094069363</text:p>
              </table:table-cell>
              <table:table-cell office:value-type="float" office:value="8.47938773400039">
                <text:p>8.47938773400039</text:p>
              </table:table-cell>
              <table:table-cell office:value-type="float" office:value="9.35829376947602">
                <text:p>9.35829376947602</text:p>
              </table:table-cell>
              <table:table-cell office:value-type="float" office:value="4.22089049503199">
                <text:p>4.22089049503199</text:p>
              </table:table-cell>
              <table:table-cell office:value-type="float" office:value="10.0800095485222">
                <text:p>10.0800095485222</text:p>
              </table:table-cell>
              <table:table-cell office:value-type="float" office:value="9.80647073376748">
                <text:p>9.80647073376748</text:p>
              </table:table-cell>
              <table:table-cell office:value-type="float" office:value="5.63301696861269">
                <text:p>5.63301696861269</text:p>
              </table:table-cell>
              <table:table-cell office:value-type="float" office:value="8.30003674205483">
                <text:p>8.30003674205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>
        <chart:symbol-image xlink:href="Pictures/2000000D000000DF000000DF9FB7BFBD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>
        <chart:symbol-image xlink:href="Pictures/2000000D000000DF000000DF9891131A.svm" xlink:type="simple" xlink:actuate="onLoad"/>
      </style:chart-properties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>
        <chart:symbol-image xlink:href="Pictures/2000000D000000DF000000DF69423663.svm" xlink:type="simple" xlink:actuate="onLoad"/>
      </style:chart-properties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>
        <chart:symbol-image xlink:href="Pictures/2000000D000000DF000000DF44218A7B.svm" xlink:type="simple" xlink:actuate="onLoad"/>
      </style:chart-properties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>
        <chart:symbol-image xlink:href="Pictures/2000000D000000DF000000DFEC1383F6.svm" xlink:type="simple" xlink:actuate="onLoad"/>
      </style:chart-properties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>
        <chart:symbol-image xlink:href="Pictures/2000000D000000DF000000DF8B8DB206.svm" xlink:type="simple" xlink:actuate="onLoad"/>
      </style:chart-properties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>
        <chart:symbol-image xlink:href="Pictures/2000000D000000DF000000DFFF3E037A.svm" xlink:type="simple" xlink:actuate="onLoad"/>
      </style:chart-properties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>
        <chart:symbol-image xlink:href="Pictures/2000000D000000DF000000DF27F3E94D.svm" xlink:type="simple" xlink:actuate="onLoad"/>
      </style:chart-properties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>
        <chart:symbol-image xlink:href="Pictures/2000000D000000DF000000DFBD82067F.svm" xlink:type="simple" xlink:actuate="onLoad"/>
      </style:chart-properties>
      <style:graphic-properties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5.751cm" svg:y="0.39cm" chart:style-name="ch2">
          <text:p>Speedup vs. Threads (uniform)</text:p>
        </chart:title>
        <chart:subtitle svg:x="7.986cm" svg:y="1.449cm" chart:style-name="ch3">
          <text:p>W = 8000</text:p>
        </chart:subtitle>
        <chart:legend chart:legend-position="end" svg:x="13.659cm" svg:y="2.565cm" style:legend-expansion="high" chart:style-name="ch4"/>
        <chart:plot-area chart:style-name="ch5" table:cell-range-address="Sheet1.K2:Sheet1.K6 Sheet1.G2:Sheet1.H2 Sheet1.J227:Sheet1.J301 Sheet1.G7:Sheet1.H7 Sheet1.G12:Sheet1.H12 Sheet1.G17:Sheet1.H17 Sheet1.G22:Sheet1.H22 Sheet1.G27:Sheet1.H27 Sheet1.G32:Sheet1.H32 Sheet1.G37:Sheet1.H37 Sheet1.G42:Sheet1.H42 Sheet1.G47:Sheet1.H47 Sheet1.G52:Sheet1.H52 Sheet1.G57:Sheet1.H57 Sheet1.G62:Sheet1.H62 Sheet1.G67:Sheet1.H67 Sheet1.G72:Sheet1.H72" chart:data-source-has-labels="row" svg:x="1.366cm" svg:y="2.666cm" svg:width="11.583cm" svg:height="8.8cm">
          <chartooo:coordinate-region svg:x="1.987cm" svg:y="2.866cm" svg:width="10.775cm" svg:height="7.953cm"/>
          <chart:axis chart:dimension="x" chart:name="primary-x" chart:style-name="ch6">
            <chart:title svg:x="6.028cm" svg:y="11.72cm" chart:style-name="ch7">
              <text:p>threads (N + 1)</text:p>
            </chart:title>
            <chart:grid chart:style-name="ch8" chart:class="major"/>
          </chart:axis>
          <chart:axis chart:dimension="y" chart:name="primary-y" chart:style-name="ch6">
            <chart:title svg:x="0.451cm" svg:y="7.758cm" chart:style-name="ch9">
              <text:p>speedup</text:p>
            </chart:title>
            <chart:grid chart:style-name="ch8" chart:class="major"/>
          </chart:axis>
          <chart:series chart:style-name="ch10" chart:values-cell-range-address="Sheet1.J227:Sheet1.J231" chart:label-cell-address="Sheet1.G2:Sheet1.H2" chart:class="chart:scatter">
            <chart:domain table:cell-range-address="Sheet1.K2:Sheet1.K6"/>
            <chart:data-point chart:repeated="5"/>
          </chart:series>
          <chart:series chart:style-name="ch11" chart:values-cell-range-address="Sheet1.J232:Sheet1.J236" chart:label-cell-address="Sheet1.G7:Sheet1.H7" chart:class="chart:scatter">
            <chart:data-point chart:repeated="5"/>
          </chart:series>
          <chart:series chart:style-name="ch12" chart:values-cell-range-address="Sheet1.J237:Sheet1.J241" chart:label-cell-address="Sheet1.G12:Sheet1.H12" chart:class="chart:scatter">
            <chart:data-point chart:repeated="5"/>
          </chart:series>
          <chart:series chart:style-name="ch13" chart:values-cell-range-address="Sheet1.J242:Sheet1.J246" chart:label-cell-address="Sheet1.G17:Sheet1.H17" chart:class="chart:scatter">
            <chart:data-point chart:repeated="5"/>
          </chart:series>
          <chart:series chart:style-name="ch14" chart:values-cell-range-address="Sheet1.J247:Sheet1.J251" chart:label-cell-address="Sheet1.G22:Sheet1.H22" chart:class="chart:scatter">
            <chart:data-point chart:repeated="5"/>
          </chart:series>
          <chart:series chart:style-name="ch15" chart:values-cell-range-address="Sheet1.J252:Sheet1.J256" chart:label-cell-address="Sheet1.G27:Sheet1.H27" chart:class="chart:scatter">
            <chart:data-point chart:repeated="5"/>
          </chart:series>
          <chart:series chart:style-name="ch16" chart:values-cell-range-address="Sheet1.J257:Sheet1.J261" chart:label-cell-address="Sheet1.G32:Sheet1.H32" chart:class="chart:scatter">
            <chart:data-point chart:repeated="5"/>
          </chart:series>
          <chart:series chart:style-name="ch17" chart:values-cell-range-address="Sheet1.J262:Sheet1.J266" chart:label-cell-address="Sheet1.G37:Sheet1.H37" chart:class="chart:scatter">
            <chart:data-point chart:repeated="5"/>
          </chart:series>
          <chart:series chart:style-name="ch18" chart:values-cell-range-address="Sheet1.J267:Sheet1.J271" chart:label-cell-address="Sheet1.G42:Sheet1.H42" chart:class="chart:scatter">
            <chart:data-point chart:repeated="5"/>
          </chart:series>
          <chart:series chart:style-name="ch19" chart:values-cell-range-address="Sheet1.J272:Sheet1.J276" chart:label-cell-address="Sheet1.G47:Sheet1.H47" chart:class="chart:scatter">
            <chart:data-point chart:repeated="5"/>
          </chart:series>
          <chart:series chart:style-name="ch20" chart:values-cell-range-address="Sheet1.J277:Sheet1.J281" chart:label-cell-address="Sheet1.G52:Sheet1.H52" chart:class="chart:scatter">
            <chart:data-point chart:repeated="5"/>
          </chart:series>
          <chart:series chart:style-name="ch21" chart:values-cell-range-address="Sheet1.J282:Sheet1.J286" chart:label-cell-address="Sheet1.G57:Sheet1.H57" chart:class="chart:scatter">
            <chart:data-point chart:repeated="5"/>
          </chart:series>
          <chart:series chart:style-name="ch10" chart:values-cell-range-address="Sheet1.J287:Sheet1.J291" chart:label-cell-address="Sheet1.G62:Sheet1.H62" chart:class="chart:scatter">
            <chart:data-point chart:repeated="5"/>
          </chart:series>
          <chart:series chart:style-name="ch11" chart:values-cell-range-address="Sheet1.J292:Sheet1.J296" chart:label-cell-address="Sheet1.G67:Sheet1.H67" chart:class="chart:scatter">
            <chart:data-point chart:repeated="5"/>
          </chart:series>
          <chart:series chart:style-name="ch12" chart:values-cell-range-address="Sheet1.J297:Sheet1.J301" chart:label-cell-address="Sheet1.G72:Sheet1.H72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AS lockfree</text:p>
                <text:list>
                  <text:list-item>
                    <text:p>TAS</text:p>
                  </text:list-item>
                  <text:list-item>
                    <text:p>lockfree</text:p>
                  </text:list-item>
                </text:list>
                <draw:g>
                  <svg:desc>Sheet1.G2:Sheet1.H2</svg:desc>
                </draw:g>
              </table:table-cell>
              <table:table-cell office:value-type="string">
                <text:p>TAS random</text:p>
                <text:list>
                  <text:list-item>
                    <text:p>TAS</text:p>
                  </text:list-item>
                  <text:list-item>
                    <text:p>random</text:p>
                  </text:list-item>
                </text:list>
                <draw:g>
                  <svg:desc>Sheet1.G7:Sheet1.H7</svg:desc>
                </draw:g>
              </table:table-cell>
              <table:table-cell office:value-type="string">
                <text:p>TAS last</text:p>
                <text:list>
                  <text:list-item>
                    <text:p>TAS</text:p>
                  </text:list-item>
                  <text:list-item>
                    <text:p>last</text:p>
                  </text:list-item>
                </text:list>
                <draw:g>
                  <svg:desc>Sheet1.G12:Sheet1.H12</svg:desc>
                </draw:g>
              </table:table-cell>
              <table:table-cell office:value-type="string">
                <text:p>backoff lockfree</text:p>
                <text:list>
                  <text:list-item>
                    <text:p>backoff</text:p>
                  </text:list-item>
                  <text:list-item>
                    <text:p>lockfree</text:p>
                  </text:list-item>
                </text:list>
                <draw:g>
                  <svg:desc>Sheet1.G17:Sheet1.H17</svg:desc>
                </draw:g>
              </table:table-cell>
              <table:table-cell office:value-type="string">
                <text:p>backoff random</text:p>
                <text:list>
                  <text:list-item>
                    <text:p>backoff</text:p>
                  </text:list-item>
                  <text:list-item>
                    <text:p>random</text:p>
                  </text:list-item>
                </text:list>
                <draw:g>
                  <svg:desc>Sheet1.G22:Sheet1.H22</svg:desc>
                </draw:g>
              </table:table-cell>
              <table:table-cell office:value-type="string">
                <text:p>backoff last</text:p>
                <text:list>
                  <text:list-item>
                    <text:p>backoff</text:p>
                  </text:list-item>
                  <text:list-item>
                    <text:p>last</text:p>
                  </text:list-item>
                </text:list>
                <draw:g>
                  <svg:desc>Sheet1.G27:Sheet1.H27</svg:desc>
                </draw:g>
              </table:table-cell>
              <table:table-cell office:value-type="string">
                <text:p>mutex lockfree</text:p>
                <text:list>
                  <text:list-item>
                    <text:p>mutex</text:p>
                  </text:list-item>
                  <text:list-item>
                    <text:p>lockfree</text:p>
                  </text:list-item>
                </text:list>
                <draw:g>
                  <svg:desc>Sheet1.G32:Sheet1.H32</svg:desc>
                </draw:g>
              </table:table-cell>
              <table:table-cell office:value-type="string">
                <text:p>mutex random</text:p>
                <text:list>
                  <text:list-item>
                    <text:p>mutex</text:p>
                  </text:list-item>
                  <text:list-item>
                    <text:p>random</text:p>
                  </text:list-item>
                </text:list>
                <draw:g>
                  <svg:desc>Sheet1.G37:Sheet1.H37</svg:desc>
                </draw:g>
              </table:table-cell>
              <table:table-cell office:value-type="string">
                <text:p>mutex last</text:p>
                <text:list>
                  <text:list-item>
                    <text:p>mutex</text:p>
                  </text:list-item>
                  <text:list-item>
                    <text:p>last</text:p>
                  </text:list-item>
                </text:list>
                <draw:g>
                  <svg:desc>Sheet1.G42:Sheet1.H42</svg:desc>
                </draw:g>
              </table:table-cell>
              <table:table-cell office:value-type="string">
                <text:p>Anderson lockfree</text:p>
                <text:list>
                  <text:list-item>
                    <text:p>Anderson</text:p>
                  </text:list-item>
                  <text:list-item>
                    <text:p>lockfree</text:p>
                  </text:list-item>
                </text:list>
                <draw:g>
                  <svg:desc>Sheet1.G47:Sheet1.H47</svg:desc>
                </draw:g>
              </table:table-cell>
              <table:table-cell office:value-type="string">
                <text:p>Anderson random</text:p>
                <text:list>
                  <text:list-item>
                    <text:p>Anderson</text:p>
                  </text:list-item>
                  <text:list-item>
                    <text:p>random</text:p>
                  </text:list-item>
                </text:list>
                <draw:g>
                  <svg:desc>Sheet1.G52:Sheet1.H52</svg:desc>
                </draw:g>
              </table:table-cell>
              <table:table-cell office:value-type="string">
                <text:p>Anderson last</text:p>
                <text:list>
                  <text:list-item>
                    <text:p>Anderson</text:p>
                  </text:list-item>
                  <text:list-item>
                    <text:p>last</text:p>
                  </text:list-item>
                </text:list>
                <draw:g>
                  <svg:desc>Sheet1.G57:Sheet1.H57</svg:desc>
                </draw:g>
              </table:table-cell>
              <table:table-cell office:value-type="string">
                <text:p>CLH lockfree</text:p>
                <text:list>
                  <text:list-item>
                    <text:p>CLH</text:p>
                  </text:list-item>
                  <text:list-item>
                    <text:p>lockfree</text:p>
                  </text:list-item>
                </text:list>
                <draw:g>
                  <svg:desc>Sheet1.G62:Sheet1.H62</svg:desc>
                </draw:g>
              </table:table-cell>
              <table:table-cell office:value-type="string">
                <text:p>CLH random</text:p>
                <text:list>
                  <text:list-item>
                    <text:p>CLH</text:p>
                  </text:list-item>
                  <text:list-item>
                    <text:p>random</text:p>
                  </text:list-item>
                </text:list>
                <draw:g>
                  <svg:desc>Sheet1.G67:Sheet1.H67</svg:desc>
                </draw:g>
              </table:table-cell>
              <table:table-cell office:value-type="string">
                <text:p>CLH last</text:p>
                <text:list>
                  <text:list-item>
                    <text:p>CLH</text:p>
                  </text:list-item>
                  <text:list-item>
                    <text:p>last</text:p>
                  </text:list-item>
                </text:list>
                <draw:g>
                  <svg:desc>Sheet1.G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0.954396519544258">
                <text:p>0.954396519544258</text:p>
                <draw:g>
                  <svg:desc>Sheet1.J227:Sheet1.J231</svg:desc>
                </draw:g>
              </table:table-cell>
              <table:table-cell office:value-type="float" office:value="0.942302202356821">
                <text:p>0.942302202356821</text:p>
                <draw:g>
                  <svg:desc>Sheet1.J232:Sheet1.J236</svg:desc>
                </draw:g>
              </table:table-cell>
              <table:table-cell office:value-type="float" office:value="0.976422976566513">
                <text:p>0.976422976566513</text:p>
                <draw:g>
                  <svg:desc>Sheet1.J237:Sheet1.J241</svg:desc>
                </draw:g>
              </table:table-cell>
              <table:table-cell office:value-type="float" office:value="0.948569041983991">
                <text:p>0.948569041983991</text:p>
                <draw:g>
                  <svg:desc>Sheet1.J242:Sheet1.J246</svg:desc>
                </draw:g>
              </table:table-cell>
              <table:table-cell office:value-type="float" office:value="0.941929099980898">
                <text:p>0.941929099980898</text:p>
                <draw:g>
                  <svg:desc>Sheet1.J247:Sheet1.J251</svg:desc>
                </draw:g>
              </table:table-cell>
              <table:table-cell office:value-type="float" office:value="0.966671037615141">
                <text:p>0.966671037615141</text:p>
                <draw:g>
                  <svg:desc>Sheet1.J252:Sheet1.J256</svg:desc>
                </draw:g>
              </table:table-cell>
              <table:table-cell office:value-type="float" office:value="0.944801911973723">
                <text:p>0.944801911973723</text:p>
                <draw:g>
                  <svg:desc>Sheet1.J257:Sheet1.J261</svg:desc>
                </draw:g>
              </table:table-cell>
              <table:table-cell office:value-type="float" office:value="0.941022706144808">
                <text:p>0.941022706144808</text:p>
                <draw:g>
                  <svg:desc>Sheet1.J262:Sheet1.J266</svg:desc>
                </draw:g>
              </table:table-cell>
              <table:table-cell office:value-type="float" office:value="0.968556068869823">
                <text:p>0.968556068869823</text:p>
                <draw:g>
                  <svg:desc>Sheet1.J267:Sheet1.J271</svg:desc>
                </draw:g>
              </table:table-cell>
              <table:table-cell office:value-type="float" office:value="0.96971947213746">
                <text:p>0.96971947213746</text:p>
                <draw:g>
                  <svg:desc>Sheet1.J272:Sheet1.J276</svg:desc>
                </draw:g>
              </table:table-cell>
              <table:table-cell office:value-type="float" office:value="0.966690171794676">
                <text:p>0.966690171794676</text:p>
                <draw:g>
                  <svg:desc>Sheet1.J277:Sheet1.J281</svg:desc>
                </draw:g>
              </table:table-cell>
              <table:table-cell office:value-type="float" office:value="0.974097711636755">
                <text:p>0.974097711636755</text:p>
                <draw:g>
                  <svg:desc>Sheet1.J282:Sheet1.J286</svg:desc>
                </draw:g>
              </table:table-cell>
              <table:table-cell office:value-type="float" office:value="0.977807759415898">
                <text:p>0.977807759415898</text:p>
                <draw:g>
                  <svg:desc>Sheet1.J287:Sheet1.J291</svg:desc>
                </draw:g>
              </table:table-cell>
              <table:table-cell office:value-type="float" office:value="0.950188738261251">
                <text:p>0.950188738261251</text:p>
                <draw:g>
                  <svg:desc>Sheet1.J292:Sheet1.J296</svg:desc>
                </draw:g>
              </table:table-cell>
              <table:table-cell office:value-type="float" office:value="0.9710529907763">
                <text:p>0.9710529907763</text:p>
                <draw:g>
                  <svg:desc>Sheet1.J297:Sheet1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3725392683947">
                <text:p>1.83725392683947</text:p>
              </table:table-cell>
              <table:table-cell office:value-type="float" office:value="1.82817332849993">
                <text:p>1.82817332849993</text:p>
              </table:table-cell>
              <table:table-cell office:value-type="float" office:value="1.86493391290326">
                <text:p>1.86493391290326</text:p>
              </table:table-cell>
              <table:table-cell office:value-type="float" office:value="1.83150870582231">
                <text:p>1.83150870582231</text:p>
              </table:table-cell>
              <table:table-cell office:value-type="float" office:value="1.77293817813517">
                <text:p>1.77293817813517</text:p>
              </table:table-cell>
              <table:table-cell office:value-type="float" office:value="1.8904653027399">
                <text:p>1.8904653027399</text:p>
              </table:table-cell>
              <table:table-cell office:value-type="float" office:value="1.85621897515148">
                <text:p>1.85621897515148</text:p>
              </table:table-cell>
              <table:table-cell office:value-type="float" office:value="1.78253604334308">
                <text:p>1.78253604334308</text:p>
              </table:table-cell>
              <table:table-cell office:value-type="float" office:value="1.85835433259872">
                <text:p>1.85835433259872</text:p>
              </table:table-cell>
              <table:table-cell office:value-type="float" office:value="1.8911505482253">
                <text:p>1.8911505482253</text:p>
              </table:table-cell>
              <table:table-cell office:value-type="float" office:value="1.82627683208521">
                <text:p>1.82627683208521</text:p>
              </table:table-cell>
              <table:table-cell office:value-type="float" office:value="1.8849357597658">
                <text:p>1.8849357597658</text:p>
              </table:table-cell>
              <table:table-cell office:value-type="float" office:value="1.87569042954541">
                <text:p>1.87569042954541</text:p>
              </table:table-cell>
              <table:table-cell office:value-type="float" office:value="1.78659562308871">
                <text:p>1.78659562308871</text:p>
              </table:table-cell>
              <table:table-cell office:value-type="float" office:value="1.82507719784254">
                <text:p>1.82507719784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564708962248">
                <text:p>2.6564708962248</text:p>
              </table:table-cell>
              <table:table-cell office:value-type="float" office:value="2.65317858809313">
                <text:p>2.65317858809313</text:p>
              </table:table-cell>
              <table:table-cell office:value-type="float" office:value="2.71823081943286">
                <text:p>2.71823081943286</text:p>
              </table:table-cell>
              <table:table-cell office:value-type="float" office:value="2.68802271795866">
                <text:p>2.68802271795866</text:p>
              </table:table-cell>
              <table:table-cell office:value-type="float" office:value="2.57411424450298">
                <text:p>2.57411424450298</text:p>
              </table:table-cell>
              <table:table-cell office:value-type="float" office:value="2.75570700859595">
                <text:p>2.75570700859595</text:p>
              </table:table-cell>
              <table:table-cell office:value-type="float" office:value="2.69629628789148">
                <text:p>2.69629628789148</text:p>
              </table:table-cell>
              <table:table-cell office:value-type="float" office:value="2.53341561928357">
                <text:p>2.53341561928357</text:p>
              </table:table-cell>
              <table:table-cell office:value-type="float" office:value="2.7287911701971">
                <text:p>2.7287911701971</text:p>
              </table:table-cell>
              <table:table-cell office:value-type="float" office:value="2.71931753481776">
                <text:p>2.71931753481776</text:p>
              </table:table-cell>
              <table:table-cell office:value-type="float" office:value="2.61034911792116">
                <text:p>2.61034911792116</text:p>
              </table:table-cell>
              <table:table-cell office:value-type="float" office:value="2.73680048165388">
                <text:p>2.73680048165388</text:p>
              </table:table-cell>
              <table:table-cell office:value-type="float" office:value="2.6511235010899">
                <text:p>2.6511235010899</text:p>
              </table:table-cell>
              <table:table-cell office:value-type="float" office:value="2.63580306922148">
                <text:p>2.63580306922148</text:p>
              </table:table-cell>
              <table:table-cell office:value-type="float" office:value="2.66166647298696">
                <text:p>2.66166647298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9672902682254">
                <text:p>5.9672902682254</text:p>
              </table:table-cell>
              <table:table-cell office:value-type="float" office:value="4.91487211965349">
                <text:p>4.91487211965349</text:p>
              </table:table-cell>
              <table:table-cell office:value-type="float" office:value="5.96626950062843">
                <text:p>5.96626950062843</text:p>
              </table:table-cell>
              <table:table-cell office:value-type="float" office:value="5.85690841497659">
                <text:p>5.85690841497659</text:p>
              </table:table-cell>
              <table:table-cell office:value-type="float" office:value="5.44764260474537">
                <text:p>5.44764260474537</text:p>
              </table:table-cell>
              <table:table-cell office:value-type="float" office:value="5.99860427058483">
                <text:p>5.99860427058483</text:p>
              </table:table-cell>
              <table:table-cell office:value-type="float" office:value="6.03281387029065">
                <text:p>6.03281387029065</text:p>
              </table:table-cell>
              <table:table-cell office:value-type="float" office:value="4.84332942200366">
                <text:p>4.84332942200366</text:p>
              </table:table-cell>
              <table:table-cell office:value-type="float" office:value="5.98695306003088">
                <text:p>5.98695306003088</text:p>
              </table:table-cell>
              <table:table-cell office:value-type="float" office:value="5.94989597716446">
                <text:p>5.94989597716446</text:p>
              </table:table-cell>
              <table:table-cell office:value-type="float" office:value="5.49923461503317">
                <text:p>5.49923461503317</text:p>
              </table:table-cell>
              <table:table-cell office:value-type="float" office:value="5.95850812108557">
                <text:p>5.95850812108557</text:p>
              </table:table-cell>
              <table:table-cell office:value-type="float" office:value="5.92487767439603">
                <text:p>5.92487767439603</text:p>
              </table:table-cell>
              <table:table-cell office:value-type="float" office:value="5.19251086122132">
                <text:p>5.19251086122132</text:p>
              </table:table-cell>
              <table:table-cell office:value-type="float" office:value="5.89131209550947">
                <text:p>5.89131209550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9217400393377">
                <text:p>10.9217400393377</text:p>
              </table:table-cell>
              <table:table-cell office:value-type="float" office:value="8.32816996614371">
                <text:p>8.32816996614371</text:p>
              </table:table-cell>
              <table:table-cell office:value-type="float" office:value="11.7674663536925">
                <text:p>11.7674663536925</text:p>
              </table:table-cell>
              <table:table-cell office:value-type="float" office:value="11.8736052791591">
                <text:p>11.8736052791591</text:p>
              </table:table-cell>
              <table:table-cell office:value-type="float" office:value="8.18695482636047">
                <text:p>8.18695482636047</text:p>
              </table:table-cell>
              <table:table-cell office:value-type="float" office:value="9.12789874896784">
                <text:p>9.12789874896784</text:p>
              </table:table-cell>
              <table:table-cell office:value-type="float" office:value="8.820058660498">
                <text:p>8.820058660498</text:p>
              </table:table-cell>
              <table:table-cell office:value-type="float" office:value="8.92259955137499">
                <text:p>8.92259955137499</text:p>
              </table:table-cell>
              <table:table-cell office:value-type="float" office:value="10.841818603521">
                <text:p>10.841818603521</text:p>
              </table:table-cell>
              <table:table-cell office:value-type="float" office:value="12.1488675435333">
                <text:p>12.1488675435333</text:p>
              </table:table-cell>
              <table:table-cell office:value-type="float" office:value="7.14564508744236">
                <text:p>7.14564508744236</text:p>
              </table:table-cell>
              <table:table-cell office:value-type="float" office:value="9.67172438155483">
                <text:p>9.67172438155483</text:p>
              </table:table-cell>
              <table:table-cell office:value-type="float" office:value="11.2632784054666">
                <text:p>11.2632784054666</text:p>
              </table:table-cell>
              <table:table-cell office:value-type="float" office:value="6.7629115002153">
                <text:p>6.7629115002153</text:p>
              </table:table-cell>
              <table:table-cell office:value-type="float" office:value="9.15537747763245">
                <text:p>9.155377477632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